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" svg:font-family="Calibri" style:font-family-generic="swiss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11.37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2.2" style:family="table-row">
      <style:table-row-properties style:min-row-height="1.804cm"/>
    </style:style>
    <style:style style:name="Table2.A2" style:family="table-cell">
      <style:table-cell-properties style:vertical-align="middle"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4" style:family="table" style:master-page-name="">
      <style:table-properties style:width="18.304cm" fo:margin-left="-0.09cm" style:page-number="auto" table:align="left"/>
    </style:style>
    <style:style style:name="Table4.A" style:family="table-column">
      <style:table-column-properties style:column-width="0.146cm"/>
    </style:style>
    <style:style style:name="Table4.B" style:family="table-column">
      <style:table-column-properties style:column-width="17.492cm"/>
    </style:style>
    <style:style style:name="Table4.C" style:family="table-column">
      <style:table-column-properties style:column-width="0.665cm"/>
    </style:style>
    <style:style style:name="Table4.1" style:family="table-row">
      <style:table-row-properties style:min-row-height="0.82cm"/>
    </style:style>
    <style:style style:name="Table4.A1" style:family="table-cell">
      <style:table-cell-properties fo:background-color="#ffffff" fo:padding="0.199cm" fo:border="none">
        <style:background-image/>
      </style:table-cell-properties>
    </style:style>
    <style:style style:name="Table4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4.A2" style:family="table-cell">
      <style:table-cell-properties fo:padding="0.199cm" fo:border="none"/>
    </style:style>
    <style:style style:name="Table3" style:family="table">
      <style:table-properties style:width="17.81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665cm"/>
    </style:style>
    <style:style style:name="Table3.C" style:family="table-column">
      <style:table-column-properties style:column-width="5.83cm"/>
    </style:style>
    <style:style style:name="Table3.D" style:family="table-column">
      <style:table-column-properties style:column-width="0.169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-left="0cm" fo:padding-right="0cm" fo:padding-top="0.199cm" fo:padding-bottom="0.199cm" fo:border="none"/>
    </style:style>
    <style:style style:name="Table3.C2" style:family="table-cell">
      <style:table-cell-properties fo:padding-left="0cm" fo:padding-right="0cm" fo:padding-top="0.199cm" fo:padding-bottom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917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11.615cm"/>
    </style:style>
    <style:style style:name="Table1.B" style:family="table-column">
      <style:table-column-properties style:column-width="5.927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2.628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999999" loext:opacity="100%" style:font-name="Open sans" fo:font-size="12pt" fo:language="fr" fo:country="CA" fo:font-weight="normal" officeooo:rsid="007ee6c0" officeooo:paragraph-rsid="007ee6c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80121d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999999" loext:opacity="100%" fo:language="fr" fo:country="CA" officeooo:rsid="007ee6c0" officeooo:paragraph-rsid="007ee6c0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795af5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d34e5" officeooo:paragraph-rsid="006d34e5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f66da" officeooo:paragraph-rsid="006f66da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6f66da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text-properties officeooo:paragraph-rsid="0048470b"/>
    </style:style>
    <style:style style:name="P39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officeooo:paragraph-rsid="006f66da"/>
    </style:style>
    <style:style style:name="P41" style:family="paragraph" style:parent-style-name="Table_20_Contents">
      <style:paragraph-properties fo:text-align="start" style:justify-single-word="false"/>
      <style:text-properties officeooo:paragraph-rsid="008311d4"/>
    </style:style>
    <style:style style:name="P42" style:family="paragraph" style:parent-style-name="Standard">
      <style:paragraph-properties fo:text-align="center" style:justify-single-word="false"/>
      <style:text-properties officeooo:paragraph-rsid="0061143b"/>
    </style:style>
    <style:style style:name="P43" style:family="paragraph" style:parent-style-name="Space_20_after" style:list-style-name="L1"/>
    <style:style style:name="P44" style:family="paragraph" style:parent-style-name="Space_20_after" style:list-style-name="L1">
      <loext:graphic-properties draw:fill="none"/>
      <style:paragraph-properties fo:margin-left="1.9cm" fo:margin-right="0.199cm" fo:margin-top="0cm" fo:margin-bottom="0.15cm" style:contextual-spacing="false" fo:text-indent="-0.6cm" style:auto-text-indent="false" fo:background-color="transparent"/>
    </style:style>
    <style:style style:name="P45" style:family="paragraph" style:parent-style-name="Space_20_after">
      <loext:graphic-properties draw:fill="none"/>
      <style:paragraph-properties fo:margin-left="1.9cm" fo:margin-right="0.199cm" fo:margin-top="0cm" fo:margin-bottom="0.15cm" style:contextual-spacing="false" fo:text-indent="-0.6cm" style:auto-text-indent="false" fo:background-color="transparent"/>
      <style:text-properties officeooo:paragraph-rsid="00a3207c"/>
    </style:style>
    <style:style style:name="P46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officeooo:paragraph-rsid="006f66da"/>
    </style:style>
    <style:style style:name="P47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officeooo:paragraph-rsid="00762c2a"/>
    </style:style>
    <style:style style:name="P48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officeooo:paragraph-rsid="006f66da"/>
    </style:style>
    <style:style style:name="P49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officeooo:paragraph-rsid="007491d0"/>
    </style:style>
    <style:style style:name="P5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99129f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text-align="end" style:justify-single-word="false"/>
      <style:text-properties fo:color="#999999" loext:opacity="100%" style:font-name="Open sans" fo:font-size="12pt" fo:language="fr" fo:country="CA" fo:font-style="italic" officeooo:rsid="006d34e5" officeooo:paragraph-rsid="0099129f" style:font-size-asian="12pt" style:font-style-asian="italic" style:font-size-complex="12pt" style:font-style-complex="italic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77c5d0" style:font-size-asian="12pt" style:font-size-complex="12pt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795af5" style:font-size-asian="12pt" style:font-size-complex="12pt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56fe05" officeooo:paragraph-rsid="0080121d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/>
      <style:text-properties style:font-name="Open sans" officeooo:paragraph-rsid="008d46ed"/>
    </style:style>
    <style:style style:name="P60" style:family="paragraph" style:parent-style-name="Standard">
      <style:paragraph-properties fo:text-align="center" style:justify-single-word="false"/>
      <style:text-properties style:font-name="Open sans" officeooo:paragraph-rsid="006b89bc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/>
      <style:text-properties style:font-name="Open sans" officeooo:rsid="008d46ed" officeooo:paragraph-rsid="00a3207c"/>
    </style:style>
    <style:style style:name="P62" style:family="paragraph" style:parent-style-name="Standard">
      <style:text-properties style:font-name="Open sans" fo:font-size="2pt" fo:language="en" fo:country="CA" fo:font-weight="normal" officeooo:rsid="000a874f" officeooo:paragraph-rsid="000a874f" style:font-size-asian="1.75pt" style:font-weight-asian="normal" style:font-size-complex="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77c5d0" style:font-name-asian="Source Code Pro Black" style:font-size-asian="12pt" style:font-name-complex="Source Code Pro Black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9f1da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.8000001907349pt" officeooo:paragraph-rsid="006b89bc" style:font-size-asian="11.8000001907349pt" style:font-size-complex="11.8000001907349pt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8d46ed"/>
    </style:style>
    <style:style style:name="P71" style:family="paragraph" style:parent-style-name="Standard">
      <style:paragraph-properties fo:text-align="center" style:justify-single-word="false"/>
      <style:text-properties officeooo:paragraph-rsid="0061143b"/>
    </style:style>
    <style:style style:name="P72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73" style:family="paragraph" style:parent-style-name="Table_20_Contents" style:list-style-name="L1">
      <style:paragraph-properties fo:text-align="start" style:justify-single-word="false"/>
      <style:text-properties officeooo:paragraph-rsid="0094f416"/>
    </style:style>
    <style:style style:name="P74" style:family="paragraph" style:parent-style-name="Table_20_Contents" style:list-style-name="L2">
      <style:paragraph-properties fo:text-align="start" style:justify-single-word="false"/>
      <style:text-properties officeooo:paragraph-rsid="00762c2a"/>
    </style:style>
    <style:style style:name="P75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80121d" style:font-name-asian="Source Code Pro Black" style:font-size-asian="12pt" style:font-name-complex="Source Code Pro Black" style:font-size-complex="12pt"/>
    </style:style>
    <style:style style:name="P76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9f1dad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5642b8" officeooo:paragraph-rsid="005642b8" style:font-size-asian="12pt" style:font-size-complex="12pt"/>
    </style:style>
    <style:style style:name="P79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0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81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6dc437" officeooo:paragraph-rsid="006d34e5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9f1dad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84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795af5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80121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9f1da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99129f" style:font-size-asian="12pt" style:font-style-asian="italic" style:font-size-complex="12pt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9c0a41" style:font-size-asian="12pt" style:font-style-asian="italic" style:font-size-complex="12pt" style:font-style-complex="italic"/>
    </style:style>
    <style:style style:name="T1" style:family="text">
      <style:text-properties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2" style:family="text">
      <style:text-properties fo:font-size="12pt" fo:font-style="normal" style:text-underline-style="none" fo:font-weight="normal" officeooo:rsid="006b89bc" style:font-size-asian="12pt" style:font-style-asian="normal" style:font-weight-asian="normal" style:font-size-complex="12pt"/>
    </style:style>
    <style:style style:name="T3" style:family="text">
      <style:text-properties fo:font-size="12pt" fo:font-style="normal" style:text-underline-style="none" fo:font-weight="normal" officeooo:rsid="00a3207c" style:font-size-asian="12pt" style:font-style-asian="normal" style:font-weight-asian="normal" style:font-size-complex="12pt"/>
    </style:style>
    <style:style style:name="T4" style:family="text">
      <style:text-properties fo:font-size="12pt" fo:font-style="normal" style:text-underline-style="none" officeooo:rsid="0054ccfe" style:font-size-asian="12pt" style:font-style-asian="normal" style:font-weight-asian="normal" style:font-size-complex="12pt"/>
    </style:style>
    <style:style style:name="T5" style:family="text">
      <style:text-properties fo:font-size="12pt" fo:font-style="normal" style:text-underline-style="none" officeooo:rsid="00a3207c" style:font-size-asian="12pt" style:font-style-asian="normal" style:font-weight-asian="normal" style:font-size-complex="12pt"/>
    </style:style>
    <style:style style:name="T6" style:family="text">
      <style:text-properties fo:font-size="12pt" fo:font-style="normal" style:text-underline-style="none" officeooo:rsid="006322dc" style:font-size-asian="12pt" style:font-style-asian="normal" style:font-weight-asian="normal" style:font-size-complex="12pt"/>
    </style:style>
    <style:style style:name="T7" style:family="text">
      <style:text-properties fo:font-size="12pt" fo:font-style="normal" style:text-underline-style="none" officeooo:rsid="006b89bc" style:font-size-asian="12pt" style:font-style-asian="normal" style:font-weight-asian="normal" style:font-size-complex="12pt"/>
    </style:style>
    <style:style style:name="T8" style:family="text">
      <style:text-properties fo:font-size="12pt" fo:font-style="normal" style:text-underline-style="none" officeooo:rsid="0020b962" style:font-size-asian="12pt" style:font-style-asian="normal" style:font-weight-asian="normal" style:font-size-complex="12pt"/>
    </style:style>
    <style:style style:name="T9" style:family="text">
      <style:text-properties fo:font-size="12pt" fo:font-style="normal" style:text-underline-style="solid" style:text-underline-width="auto" style:text-underline-color="font-color" officeooo:rsid="0020b962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solid" style:text-underline-width="auto" style:text-underline-color="font-color" officeooo:rsid="008d46ed" style:font-size-asian="12pt" style:font-style-asian="normal" style:font-weight-asian="normal" style:font-size-complex="12pt"/>
    </style:style>
    <style:style style:name="T11" style:family="text">
      <style:text-properties fo:font-size="12pt" fo:language="fr" fo:country="CA" officeooo:rsid="00962523" style:font-size-asian="12pt" style:font-size-complex="12pt"/>
    </style:style>
    <style:style style:name="T12" style:family="text">
      <style:text-properties fo:font-size="12pt" fo:language="fr" fo:country="CA" fo:font-style="normal" officeooo:rsid="007491d0" style:font-size-asian="12pt" style:font-style-asian="normal" style:font-size-complex="12pt" style:font-style-complex="normal"/>
    </style:style>
    <style:style style:name="T13" style:family="text">
      <style:text-properties fo:font-size="12pt" fo:language="fr" fo:country="CA" fo:font-style="normal" officeooo:rsid="0054ccfe" style:font-size-asian="12pt" style:font-style-asian="normal" style:font-size-complex="12pt" style:font-style-complex="normal"/>
    </style:style>
    <style:style style:name="T14" style:family="text">
      <style:text-properties fo:font-size="12pt" fo:language="fr" fo:country="CA" fo:font-style="normal" officeooo:rsid="007e8584" style:font-size-asian="12pt" style:font-style-asian="normal" style:font-size-complex="12pt" style:font-style-complex="normal"/>
    </style:style>
    <style:style style:name="T15" style:family="text">
      <style:text-properties fo:font-size="12pt" fo:language="fr" fo:country="CA" fo:font-style="normal" officeooo:rsid="00871b31" style:font-size-asian="12pt" style:font-style-asian="normal" style:font-size-complex="12pt" style:font-style-complex="normal"/>
    </style:style>
    <style:style style:name="T16" style:family="text">
      <style:text-properties fo:font-size="12pt" fo:language="fr" fo:country="CA" fo:font-style="normal" officeooo:rsid="00875f4f" style:font-size-asian="12pt" style:font-style-asian="normal" style:font-size-complex="12pt" style:font-style-complex="normal"/>
    </style:style>
    <style:style style:name="T17" style:family="text">
      <style:text-properties fo:font-size="12pt" fo:language="fr" fo:country="CA" fo:font-style="normal" style:text-underline-style="none" officeooo:rsid="00762c2a" style:font-size-asian="12pt" style:font-style-asian="normal" style:font-size-complex="12pt" style:font-style-complex="normal"/>
    </style:style>
    <style:style style:name="T18" style:family="text">
      <style:text-properties fo:font-size="12pt" fo:language="fr" fo:country="CA" fo:font-style="normal" style:text-underline-style="none" officeooo:rsid="00962523" style:font-size-asian="12pt" style:font-style-asian="normal" style:font-size-complex="12pt" style:font-style-complex="normal"/>
    </style:style>
    <style:style style:name="T19" style:family="text">
      <style:text-properties fo:font-size="12pt" fo:language="fr" fo:country="CA" officeooo:rsid="00762c2a" style:font-name-asian="Source Code Pro Black" style:font-size-asian="12pt" style:font-name-complex="Source Code Pro Black" style:font-size-complex="12pt"/>
    </style:style>
    <style:style style:name="T20" style:family="text">
      <style:text-properties fo:font-size="12pt" fo:language="fr" fo:country="CA" officeooo:rsid="0099129f" style:font-name-asian="Source Code Pro Black" style:font-size-asian="12pt" style:font-name-complex="Source Code Pro Black" style:font-size-complex="12pt"/>
    </style:style>
    <style:style style:name="T21" style:family="text">
      <style:text-properties fo:font-size="12pt" fo:language="fr" fo:country="CA" officeooo:rsid="00a3207c" style:font-name-asian="Source Code Pro Black" style:font-size-asian="12pt" style:font-name-complex="Source Code Pro Black" style:font-size-complex="12pt"/>
    </style:style>
    <style:style style:name="T22" style:family="text">
      <style:text-properties fo:font-size="12pt" fo:language="fr" fo:country="CA" style:text-underline-style="none" officeooo:rsid="006f66da" style:font-size-asian="12pt" style:font-size-complex="12pt"/>
    </style:style>
    <style:style style:name="T23" style:family="text">
      <style:text-properties fo:font-size="12pt" fo:language="fr" fo:country="CA" style:text-underline-style="none" officeooo:rsid="0094f416" style:font-size-asian="12pt" style:font-size-complex="12pt"/>
    </style:style>
    <style:style style:name="T24" style:family="text">
      <style:text-properties fo:font-size="12pt" fo:language="fr" fo:country="CA" style:text-underline-style="none" officeooo:rsid="00962523" style:font-size-asian="12pt" style:font-size-complex="12pt"/>
    </style:style>
    <style:style style:name="T25" style:family="text">
      <style:text-properties fo:font-size="12pt" fo:language="fr" fo:country="CA" style:text-underline-style="none" fo:font-weight="bold" officeooo:rsid="006f66da" style:font-size-asian="12pt" style:font-weight-asian="bold" style:font-size-complex="12pt" style:font-weight-complex="bold"/>
    </style:style>
    <style:style style:name="T26" style:family="text">
      <style:text-properties fo:font-size="12pt" officeooo:rsid="0020b962" style:font-size-asian="12pt" style:font-style-asian="italic" style:font-size-complex="12pt" style:font-style-complex="italic"/>
    </style:style>
    <style:style style:name="T27" style:family="text">
      <style:text-properties fo:font-size="12pt" officeooo:rsid="0039ffdc" style:font-size-asian="12pt" style:font-style-asian="italic" style:font-size-complex="12pt" style:font-style-complex="italic"/>
    </style:style>
    <style:style style:name="T28" style:family="text">
      <style:text-properties fo:font-size="12pt" officeooo:rsid="00a72efe" style:font-size-asian="12pt" style:font-style-asian="italic" style:font-size-complex="12pt" style:font-style-complex="italic"/>
    </style:style>
    <style:style style:name="T29" style:family="text">
      <style:text-properties fo:font-size="12pt" style:font-size-asian="12pt" style:font-weight-asian="normal" style:font-size-complex="12pt" style:font-weight-complex="normal"/>
    </style:style>
    <style:style style:name="T30" style:family="text">
      <style:text-properties fo:font-size="12pt" officeooo:rsid="00102d0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32" style:family="text">
      <style:text-properties fo:font-size="12pt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33" style:family="text">
      <style:text-properties fo:font-size="12pt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34" style:family="text">
      <style:text-properties fo:font-size="12pt" fo:font-weight="normal" officeooo:rsid="00978d0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35" style:family="text">
      <style:text-properties fo:font-size="12pt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36" style:family="text">
      <style:text-properties fo:font-size="12pt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37" style:family="text">
      <style:text-properties fo:font-size="12pt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38" style:family="text">
      <style:text-properties fo:font-size="12pt" officeooo:rsid="003b7c01" style:font-name-asian="Source Code Pro Black" style:font-size-asian="12pt" style:font-name-complex="Source Code Pro Black" style:font-size-complex="12pt"/>
    </style:style>
    <style:style style:name="T39" style:family="text">
      <style:text-properties fo:font-size="12pt" officeooo:rsid="0099129f" style:font-name-asian="Source Code Pro Black" style:font-size-asian="12pt" style:font-name-complex="Source Code Pro Black" style:font-size-complex="12pt"/>
    </style:style>
    <style:style style:name="T40" style:family="text">
      <style:text-properties fo:font-size="12pt" style:text-underline-style="none" officeooo:rsid="0054ccfe" style:font-size-asian="12pt" style:font-size-complex="12pt"/>
    </style:style>
    <style:style style:name="T41" style:family="text">
      <style:text-properties fo:font-size="12pt" style:text-underline-style="none" officeooo:rsid="005fab13" style:font-size-asian="12pt" style:font-size-complex="12pt"/>
    </style:style>
    <style:style style:name="T42" style:family="text">
      <style:text-properties fo:font-size="12pt" style:text-underline-style="none" officeooo:rsid="0061143b" style:font-size-asian="12pt" style:font-size-complex="12pt"/>
    </style:style>
    <style:style style:name="T43" style:family="text">
      <style:text-properties fo:font-size="12pt" style:text-underline-style="none" officeooo:rsid="00962523" style:font-size-asian="12pt" style:font-size-complex="12pt"/>
    </style:style>
    <style:style style:name="T44" style:family="text">
      <style:text-properties fo:font-size="12pt" fo:language="zxx" fo:country="none" officeooo:rsid="00102d04" style:font-size-asian="12pt" style:font-weight-asian="normal" style:font-size-complex="12pt" style:font-weight-complex="normal"/>
    </style:style>
    <style:style style:name="T45" style:family="text">
      <style:text-properties fo:color="#999999" loext:opacity="100%" fo:font-size="12pt" fo:font-style="normal" style:text-underline-style="none" fo:font-weight="normal" officeooo:rsid="0020b962" style:font-size-asian="12pt" style:font-style-asian="normal" style:font-weight-asian="normal" style:font-size-complex="12pt"/>
    </style:style>
    <style:style style:name="T46" style:family="text">
      <style:text-properties fo:color="#000000" loext:opacity="100%" fo:font-style="normal" officeooo:rsid="00300bf7" style:font-style-asian="normal" style:font-style-complex="normal"/>
    </style:style>
    <style:style style:name="T47" style:family="text">
      <style:text-properties fo:color="#000000" loext:opacity="100%" style:font-name="Open sans" fo:font-size="12pt" officeooo:rsid="003b7c01" style:font-name-asian="Source Code Pro Black" style:font-size-asian="12pt" style:font-name-complex="Source Code Pro Black" style:font-size-complex="12pt"/>
    </style:style>
    <style:style style:name="T48" style:family="text">
      <style:text-properties fo:color="#000000" loext:opacity="100%" style:font-name="Open sans" fo:font-size="12pt" officeooo:rsid="0099129f" style:font-name-asian="Source Code Pro Black" style:font-size-asian="12pt" style:font-name-complex="Source Code Pro Black" style:font-size-complex="12pt"/>
    </style:style>
    <style:style style:name="T49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50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51" style:family="text">
      <style:text-properties officeooo:rsid="0010aa6d"/>
    </style:style>
    <style:style style:name="T52" style:family="text">
      <style:text-properties officeooo:rsid="00138700"/>
    </style:style>
    <style:style style:name="T53" style:family="text">
      <style:text-properties officeooo:rsid="0014f72d"/>
    </style:style>
    <style:style style:name="T54" style:family="text">
      <style:text-properties officeooo:rsid="0015b39a"/>
    </style:style>
    <style:style style:name="T55" style:family="text">
      <style:text-properties officeooo:rsid="0020b962"/>
    </style:style>
    <style:style style:name="T56" style:family="text">
      <style:text-properties officeooo:rsid="00211d5a"/>
    </style:style>
    <style:style style:name="T57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58" style:family="text">
      <style:text-properties fo:color="#000080" loext:opacity="100%" style:font-name="Open sans" fo:font-size="12pt" fo:language="zxx" fo:country="none" fo:font-style="normal" style:text-underline-style="solid" style:text-underline-width="auto" style:text-underline-color="font-color" officeooo:rsid="0020b96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59" style:family="text">
      <style:text-properties fo:color="#000080" loext:opacity="100%"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60" style:family="text">
      <style:text-properties fo:color="#000080" loext:opacity="100%" fo:font-size="12pt" fo:font-style="normal" style:text-underline-style="solid" style:text-underline-width="auto" style:text-underline-color="font-color" fo:font-weight="normal" officeooo:rsid="0020b962" style:font-size-asian="12pt" style:font-style-asian="normal" style:font-weight-asian="normal" style:font-size-complex="12pt"/>
    </style:style>
    <style:style style:name="T61" style:family="text">
      <style:text-properties fo:color="#000080" loext:opacity="100%" fo:font-size="12pt" fo:font-style="normal" style:text-underline-style="solid" style:text-underline-width="auto" style:text-underline-color="font-color" fo:font-weight="normal" officeooo:rsid="008d46ed" style:font-size-asian="12pt" style:font-style-asian="normal" style:font-weight-asian="normal" style:font-size-complex="12pt"/>
    </style:style>
    <style:style style:name="T62" style:family="text">
      <style:text-properties fo:color="#000080" loext:opacity="100%"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63" style:family="text">
      <style:text-properties fo:color="#000080" loext:opacity="100%" fo:font-size="12pt" fo:language="zxx" fo:country="none" fo:font-style="normal" style:text-underline-style="solid" style:text-underline-width="auto" style:text-underline-color="font-color" officeooo:rsid="0020b96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64" style:family="text">
      <style:text-properties fo:color="#000080" loext:opacity="100%" fo:language="fr" fo:country="CA" officeooo:rsid="0070918d" style:font-name-asian="Source Code Pro Black" style:font-name-complex="Source Code Pro Black"/>
    </style:style>
    <style:style style:name="T65" style:family="text">
      <style:text-properties fo:color="#000080" loext:opacity="100%" fo:language="fr" fo:country="CA" officeooo:rsid="00732d83" style:font-name-asian="Source Code Pro Black" style:font-name-complex="Source Code Pro Black"/>
    </style:style>
    <style:style style:name="T66" style:family="text">
      <style:text-properties fo:color="#000080" loext:opacity="100%" fo:language="fr" fo:country="CA" officeooo:rsid="0055085b" style:font-name-asian="Source Code Pro Black" style:font-name-complex="Source Code Pro Black"/>
    </style:style>
    <style:style style:name="T67" style:family="text">
      <style:text-properties fo:color="#000080" loext:opacity="100%" fo:language="fr" fo:country="CA" officeooo:rsid="0094f416" style:font-name-asian="Source Code Pro Black" style:font-name-complex="Source Code Pro Black"/>
    </style:style>
    <style:style style:name="T68" style:family="text">
      <style:text-properties fo:color="#000080" loext:opacity="100%" style:font-name="Calibri" fo:font-size="12pt" fo:language="zxx" fo:country="none" fo:font-style="normal" style:text-underline-style="solid" style:text-underline-width="auto" style:text-underline-color="font-color" officeooo:rsid="0020b96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69" style:family="text">
      <style:text-properties officeooo:rsid="002cc7fc"/>
    </style:style>
    <style:style style:name="T70" style:family="text">
      <style:text-properties officeooo:rsid="00300bf7"/>
    </style:style>
    <style:style style:name="T71" style:family="text">
      <style:text-properties officeooo:rsid="003211f5"/>
    </style:style>
    <style:style style:name="T72" style:family="text">
      <style:text-properties officeooo:rsid="003319fd"/>
    </style:style>
    <style:style style:name="T73" style:family="text">
      <style:text-properties officeooo:rsid="0039ffdc"/>
    </style:style>
    <style:style style:name="T74" style:family="text">
      <style:text-properties officeooo:rsid="003d9e19"/>
    </style:style>
    <style:style style:name="T75" style:family="text">
      <style:text-properties officeooo:rsid="0054ccfe"/>
    </style:style>
    <style:style style:name="T76" style:family="text">
      <style:text-properties officeooo:rsid="005fab13"/>
    </style:style>
    <style:style style:name="T77" style:family="text">
      <style:text-properties style:font-name="Open sans"/>
    </style:style>
    <style:style style:name="T78" style:family="text"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T79" style:family="text">
      <style:text-properties style:font-name="Open sans" fo:font-size="12pt" fo:font-weight="normal" officeooo:rsid="00102d04" style:font-size-asian="12pt" style:font-weight-asian="normal" style:font-size-complex="12pt" style:font-weight-complex="normal"/>
    </style:style>
    <style:style style:name="T80" style:family="text">
      <style:text-properties officeooo:rsid="0061143b"/>
    </style:style>
    <style:style style:name="T81" style:family="text">
      <style:text-properties officeooo:rsid="006322dc"/>
    </style:style>
    <style:style style:name="T82" style:family="text">
      <style:text-properties officeooo:rsid="00684c8c"/>
    </style:style>
    <style:style style:name="T83" style:family="text">
      <style:text-properties fo:language="fr" fo:country="CA"/>
    </style:style>
    <style:style style:name="T84" style:family="text">
      <style:text-properties fo:language="fr" fo:country="CA" officeooo:rsid="006d34e5"/>
    </style:style>
    <style:style style:name="T85" style:family="text">
      <style:text-properties fo:language="fr" fo:country="CA" officeooo:rsid="0077c5d0" style:font-name-asian="Source Code Pro Black" style:font-name-complex="Source Code Pro Black"/>
    </style:style>
    <style:style style:name="T86" style:family="text">
      <style:text-properties fo:language="fr" fo:country="CA" officeooo:rsid="0080121d" style:font-name-asian="Source Code Pro Black" style:font-name-complex="Source Code Pro Black"/>
    </style:style>
    <style:style style:name="T87" style:family="text">
      <style:text-properties fo:language="fr" fo:country="CA" officeooo:rsid="00893224" style:font-name-asian="Source Code Pro Black" style:font-name-complex="Source Code Pro Black"/>
    </style:style>
    <style:style style:name="T88" style:family="text">
      <style:text-properties fo:language="fr" fo:country="CA" officeooo:rsid="008a70a2" style:font-name-asian="Source Code Pro Black" style:font-name-complex="Source Code Pro Black"/>
    </style:style>
    <style:style style:name="T89" style:family="text">
      <style:text-properties fo:language="fr" fo:country="CA" officeooo:rsid="0094f416" style:font-name-asian="Source Code Pro Black" style:font-name-complex="Source Code Pro Black"/>
    </style:style>
    <style:style style:name="T90" style:family="text">
      <style:text-properties fo:language="fr" fo:country="CA" officeooo:rsid="009c0a41" style:font-name-asian="Source Code Pro Black" style:font-name-complex="Source Code Pro Black"/>
    </style:style>
    <style:style style:name="T91" style:family="text">
      <style:text-properties fo:language="fr" fo:country="CA" officeooo:rsid="009f1dad" style:font-name-asian="Source Code Pro Black" style:font-name-complex="Source Code Pro Black"/>
    </style:style>
    <style:style style:name="T92" style:family="text">
      <style:text-properties fo:language="fr" fo:country="CA" officeooo:rsid="00a3207c" style:font-name-asian="Source Code Pro Black" style:font-name-complex="Source Code Pro Black"/>
    </style:style>
    <style:style style:name="T93" style:family="text">
      <style:text-properties fo:language="fr" fo:country="CA" officeooo:rsid="00a3d5ec" style:font-name-asian="Source Code Pro Black" style:font-name-complex="Source Code Pro Black"/>
    </style:style>
    <style:style style:name="T94" style:family="text">
      <style:text-properties fo:language="fr" fo:country="CA" fo:font-style="normal" officeooo:rsid="006d34e5" style:font-name-asian="Source Code Pro Black" style:font-style-asian="normal" style:font-weight-asian="bold" style:font-name-complex="Source Code Pro Black" style:font-style-complex="normal" style:font-weight-complex="bold"/>
    </style:style>
    <style:style style:name="T95" style:family="text">
      <style:text-properties fo:language="fr" fo:country="CA" fo:font-style="normal" officeooo:rsid="0077c5d0" style:font-name-asian="Source Code Pro Black" style:font-style-asian="normal" style:font-weight-asian="bold" style:font-name-complex="Source Code Pro Black" style:font-style-complex="normal" style:font-weight-complex="bold"/>
    </style:style>
    <style:style style:name="T96" style:family="text">
      <style:text-properties fo:language="fr" fo:country="CA" fo:font-style="normal" officeooo:rsid="008a70a2" style:font-name-asian="Source Code Pro Black" style:font-style-asian="normal" style:font-weight-asian="bold" style:font-name-complex="Source Code Pro Black" style:font-style-complex="normal" style:font-weight-complex="bold"/>
    </style:style>
    <style:style style:name="T97" style:family="text">
      <style:text-properties fo:language="fr" fo:country="CA" fo:font-style="normal" officeooo:rsid="00962523" style:font-name-asian="Source Code Pro Black" style:font-style-asian="normal" style:font-weight-asian="bold" style:font-name-complex="Source Code Pro Black" style:font-style-complex="normal" style:font-weight-complex="bold"/>
    </style:style>
    <style:style style:name="T98" style:family="text">
      <style:text-properties fo:language="fr" fo:country="CA" fo:font-style="normal" officeooo:rsid="0099129f" style:font-name-asian="Source Code Pro Black" style:font-style-asian="normal" style:font-weight-asian="bold" style:font-name-complex="Source Code Pro Black" style:font-style-complex="normal" style:font-weight-complex="bold"/>
    </style:style>
    <style:style style:name="T99" style:family="text">
      <style:text-properties fo:language="fr" fo:country="CA" fo:font-style="normal" officeooo:rsid="007491d0" style:font-style-asian="normal" style:font-style-complex="normal"/>
    </style:style>
    <style:style style:name="T100" style:family="text">
      <style:text-properties fo:language="fr" fo:country="CA" fo:font-style="normal" officeooo:rsid="0076de6e" style:font-style-asian="normal" style:font-style-complex="normal"/>
    </style:style>
    <style:style style:name="T101" style:family="text">
      <style:text-properties fo:language="fr" fo:country="CA" fo:font-style="normal" officeooo:rsid="007e8584" style:font-style-asian="normal" style:font-style-complex="normal"/>
    </style:style>
    <style:style style:name="T102" style:family="text">
      <style:text-properties fo:language="fr" fo:country="CA" fo:font-style="normal" officeooo:rsid="007ee6c0" style:font-style-asian="normal" style:font-style-complex="normal"/>
    </style:style>
    <style:style style:name="T103" style:family="text">
      <style:text-properties fo:language="fr" fo:country="CA" fo:font-style="normal" officeooo:rsid="00875f4f" style:font-style-asian="normal" style:font-style-complex="normal"/>
    </style:style>
    <style:style style:name="T104" style:family="text">
      <style:text-properties fo:language="fr" fo:country="CA" fo:font-style="normal" officeooo:rsid="00962523" style:font-style-asian="normal" style:font-style-complex="normal"/>
    </style:style>
    <style:style style:name="T105" style:family="text">
      <style:text-properties fo:language="fr" fo:country="CA" fo:font-style="normal" officeooo:rsid="0099129f" style:font-style-asian="normal" style:font-style-complex="normal"/>
    </style:style>
    <style:style style:name="T106" style:family="text">
      <style:text-properties fo:language="fr" fo:country="CA" fo:font-style="normal" officeooo:rsid="0077c5d0" style:font-style-asian="normal" style:font-weight-asian="bold" style:font-style-complex="normal" style:font-weight-complex="bold"/>
    </style:style>
    <style:style style:name="T107" style:family="text">
      <style:text-properties fo:language="fr" fo:country="CA" fo:font-style="normal" officeooo:rsid="0035af77" style:font-style-asian="normal" style:font-weight-asian="bold" style:font-style-complex="normal" style:font-weight-complex="bold"/>
    </style:style>
    <style:style style:name="T108" style:family="text">
      <style:text-properties fo:language="fr" fo:country="CA" fo:font-style="normal" officeooo:rsid="0099129f" style:font-style-asian="normal" style:font-weight-asian="bold" style:font-style-complex="normal" style:font-weight-complex="bold"/>
    </style:style>
    <style:style style:name="T109" style:family="text">
      <style:text-properties fo:language="fr" fo:country="CA" fo:font-style="normal" officeooo:rsid="009c0a41" style:font-style-asian="normal" style:font-weight-asian="bold" style:font-style-complex="normal" style:font-weight-complex="bold"/>
    </style:style>
    <style:style style:name="T110" style:family="text">
      <style:text-properties fo:language="fr" fo:country="CA" fo:font-style="normal" style:text-underline-style="none" officeooo:rsid="00762c2a" style:font-style-asian="normal" style:font-style-complex="normal"/>
    </style:style>
    <style:style style:name="T111" style:family="text">
      <style:text-properties fo:language="fr" fo:country="CA" fo:font-style="normal" style:text-underline-style="none" officeooo:rsid="0061143b" style:font-style-asian="normal" style:font-style-complex="normal"/>
    </style:style>
    <style:style style:name="T112" style:family="text">
      <style:text-properties fo:language="fr" fo:country="CA" fo:font-style="normal" style:text-underline-style="none" officeooo:rsid="00962523" style:font-style-asian="normal" style:font-style-complex="normal"/>
    </style:style>
    <style:style style:name="T113" style:family="text">
      <style:text-properties fo:language="fr" fo:country="CA" officeooo:rsid="0077c5d0" style:font-style-asian="italic" style:font-style-complex="italic"/>
    </style:style>
    <style:style style:name="T114" style:family="text">
      <style:text-properties fo:language="fr" fo:country="CA" officeooo:rsid="007ee6c0" style:font-style-asian="italic" style:font-style-complex="italic"/>
    </style:style>
    <style:style style:name="T115" style:family="text">
      <style:text-properties fo:language="fr" fo:country="CA" officeooo:rsid="008f468a" style:font-style-asian="italic" style:font-style-complex="italic"/>
    </style:style>
    <style:style style:name="T116" style:family="text">
      <style:text-properties fo:language="fr" fo:country="CA" officeooo:rsid="009c0a41" style:font-style-asian="italic" style:font-style-complex="italic"/>
    </style:style>
    <style:style style:name="T117" style:family="text">
      <style:text-properties fo:language="fr" fo:country="CA" officeooo:rsid="009db7ad" style:font-style-asian="italic" style:font-style-complex="italic"/>
    </style:style>
    <style:style style:name="T118" style:family="text">
      <style:text-properties fo:language="fr" fo:country="CA" officeooo:rsid="009eaece" style:font-style-asian="italic" style:font-style-complex="italic"/>
    </style:style>
    <style:style style:name="T119" style:family="text">
      <style:text-properties fo:language="fr" fo:country="CA" officeooo:rsid="00723fcb"/>
    </style:style>
    <style:style style:name="T120" style:family="text">
      <style:text-properties fo:language="fr" fo:country="CA" officeooo:rsid="0077c5d0"/>
    </style:style>
    <style:style style:name="T121" style:family="text">
      <style:text-properties fo:language="fr" fo:country="CA" officeooo:rsid="0077c5d0" style:font-weight-asian="bold" style:font-weight-complex="bold"/>
    </style:style>
    <style:style style:name="T122" style:family="text">
      <style:text-properties fo:language="fr" fo:country="CA" officeooo:rsid="009db7ad" style:font-weight-asian="bold" style:font-weight-complex="bold"/>
    </style:style>
    <style:style style:name="T123" style:family="text">
      <style:text-properties fo:language="fr" fo:country="CA" officeooo:rsid="00a18c74" style:font-weight-asian="bold" style:font-weight-complex="bold"/>
    </style:style>
    <style:style style:name="T124" style:family="text">
      <style:text-properties fo:language="fr" fo:country="CA" officeooo:rsid="00795af5"/>
    </style:style>
    <style:style style:name="T125" style:family="text">
      <style:text-properties fo:language="fr" fo:country="CA" officeooo:rsid="007ee6c0"/>
    </style:style>
    <style:style style:name="T126" style:family="text">
      <style:text-properties fo:language="fr" fo:country="CA" officeooo:rsid="0080121d"/>
    </style:style>
    <style:style style:name="T127" style:family="text">
      <style:text-properties fo:language="fr" fo:country="CA" officeooo:rsid="0099129f"/>
    </style:style>
    <style:style style:name="T128" style:family="text">
      <style:text-properties fo:language="fr" fo:country="CA" officeooo:rsid="009c0a41"/>
    </style:style>
    <style:style style:name="T129" style:family="text">
      <style:text-properties fo:language="fr" fo:country="CA" officeooo:rsid="009db7ad"/>
    </style:style>
    <style:style style:name="T130" style:family="text">
      <style:text-properties fo:language="fr" fo:country="CA" officeooo:rsid="009eaece"/>
    </style:style>
    <style:style style:name="T131" style:family="text">
      <style:text-properties fo:language="fr" fo:country="CA" officeooo:rsid="009f1dad"/>
    </style:style>
    <style:style style:name="T132" style:family="text">
      <style:text-properties fo:language="fr" fo:country="CA" officeooo:rsid="009f85c3"/>
    </style:style>
    <style:style style:name="T133" style:family="text">
      <style:text-properties fo:language="fr" fo:country="CA" officeooo:rsid="009f94d7"/>
    </style:style>
    <style:style style:name="T134" style:family="text">
      <style:text-properties fo:language="fr" fo:country="CA" officeooo:rsid="00a3207c"/>
    </style:style>
    <style:style style:name="T135" style:family="text">
      <style:text-properties fo:language="fr" fo:country="CA" officeooo:rsid="00a3d5ec"/>
    </style:style>
    <style:style style:name="T136" style:family="text">
      <style:text-properties style:font-name-asian="Source Code Pro Black" style:font-name-complex="Source Code Pro Black"/>
    </style:style>
    <style:style style:name="T137" style:family="text">
      <style:text-properties officeooo:rsid="003a3d34" style:font-name-asian="Source Code Pro Black" style:font-name-complex="Source Code Pro Black"/>
    </style:style>
    <style:style style:name="T138" style:family="text">
      <style:text-properties officeooo:rsid="005239e0" style:font-name-asian="Source Code Pro Black" style:font-name-complex="Source Code Pro Black"/>
    </style:style>
    <style:style style:name="T139" style:family="text">
      <style:text-properties officeooo:rsid="008b3edf" style:font-name-asian="Source Code Pro Black" style:font-name-complex="Source Code Pro Black"/>
    </style:style>
    <style:style style:name="T140" style:family="text">
      <style:text-properties officeooo:rsid="009f1dad" style:font-name-asian="Source Code Pro Black" style:font-name-complex="Source Code Pro Black"/>
    </style:style>
    <style:style style:name="T141" style:family="text">
      <style:text-properties officeooo:rsid="00a3d5ec" style:font-name-asian="Source Code Pro Black" style:font-name-complex="Source Code Pro Black"/>
    </style:style>
    <style:style style:name="T142" style:family="text">
      <style:text-properties style:font-name-asian="Source Code Pro Black" style:font-style-asian="italic" style:font-name-complex="Source Code Pro Black" style:font-style-complex="italic"/>
    </style:style>
    <style:style style:name="T143" style:family="text">
      <style:text-properties officeooo:rsid="0016f00f" style:font-name-asian="Source Code Pro Black" style:font-style-asian="italic" style:font-name-complex="Source Code Pro Black" style:font-style-complex="italic"/>
    </style:style>
    <style:style style:name="T144" style:family="text">
      <style:text-properties officeooo:rsid="000e9a16" style:font-name-asian="Source Code Pro Black" style:font-style-asian="italic" style:font-name-complex="Source Code Pro Black" style:font-style-complex="italic"/>
    </style:style>
    <style:style style:name="T145" style:family="text">
      <style:text-properties officeooo:rsid="0015b39a" style:font-name-asian="Source Code Pro Black" style:font-style-asian="italic" style:font-name-complex="Source Code Pro Black" style:font-style-complex="italic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020b962" style:font-style-asian="normal" style:font-style-complex="normal"/>
    </style:style>
    <style:style style:name="T148" style:family="text">
      <style:text-properties fo:font-style="normal" officeooo:rsid="00102d04" style:font-style-asian="normal" style:font-style-complex="normal"/>
    </style:style>
    <style:style style:name="T149" style:family="text">
      <style:text-properties fo:font-style="normal" officeooo:rsid="0014f72d" style:font-style-asian="normal" style:font-style-complex="normal"/>
    </style:style>
    <style:style style:name="T150" style:family="text">
      <style:text-properties fo:font-style="normal" officeooo:rsid="0055085b" style:font-style-asian="normal" style:font-style-complex="normal"/>
    </style:style>
    <style:style style:name="T151" style:family="text">
      <style:text-properties fo:font-style="normal" officeooo:rsid="00211d5a" style:font-style-asian="normal" style:font-style-complex="normal"/>
    </style:style>
    <style:style style:name="T152" style:family="text">
      <style:text-properties fo:font-style="normal" officeooo:rsid="00138700" style:font-style-asian="normal" style:font-style-complex="normal"/>
    </style:style>
    <style:style style:name="T153" style:family="text">
      <style:text-properties fo:font-style="normal" officeooo:rsid="002159b7" style:font-style-asian="normal" style:font-style-complex="normal"/>
    </style:style>
    <style:style style:name="T154" style:family="text">
      <style:text-properties fo:font-style="normal" officeooo:rsid="0076de6e" style:font-style-asian="normal" style:font-style-complex="normal"/>
    </style:style>
    <style:style style:name="T155" style:family="text">
      <style:text-properties fo:font-style="normal" officeooo:rsid="007ee6c0" style:font-style-asian="normal" style:font-style-complex="normal"/>
    </style:style>
    <style:style style:name="T156" style:family="text">
      <style:text-properties fo:font-style="normal" officeooo:rsid="008b3edf" style:font-style-asian="normal" style:font-style-complex="normal"/>
    </style:style>
    <style:style style:name="T157" style:family="text">
      <style:text-properties fo:font-style="normal" officeooo:rsid="0099129f" style:font-style-asian="normal" style:font-style-complex="normal"/>
    </style:style>
    <style:style style:name="T158" style:family="text">
      <style:text-properties fo:font-style="normal" style:font-style-asian="normal" style:font-weight-asian="bold" style:font-style-complex="normal" style:font-weight-complex="bold"/>
    </style:style>
    <style:style style:name="T159" style:family="text">
      <style:text-properties fo:font-style="normal" officeooo:rsid="003b7c01" style:font-style-asian="normal" style:font-weight-asian="bold" style:font-style-complex="normal" style:font-weight-complex="bold"/>
    </style:style>
    <style:style style:name="T160" style:family="text">
      <style:text-properties fo:font-style="normal" officeooo:rsid="009c0a41" style:font-style-asian="normal" style:font-weight-asian="bold" style:font-style-complex="normal" style:font-weight-complex="bold"/>
    </style:style>
    <style:style style:name="T161" style:family="text">
      <style:text-properties style:font-style-asian="italic" style:font-style-complex="italic"/>
    </style:style>
    <style:style style:name="T162" style:family="text">
      <style:text-properties officeooo:rsid="0010aa6d" style:font-style-asian="italic" style:font-style-complex="italic"/>
    </style:style>
    <style:style style:name="T163" style:family="text">
      <style:text-properties officeooo:rsid="00211d5a" style:font-style-asian="italic" style:font-style-complex="italic"/>
    </style:style>
    <style:style style:name="T164" style:family="text">
      <style:text-properties officeooo:rsid="00300bf7" style:font-style-asian="italic" style:font-style-complex="italic"/>
    </style:style>
    <style:style style:name="T165" style:family="text">
      <style:text-properties officeooo:rsid="003c7668" style:font-style-asian="italic" style:font-style-complex="italic"/>
    </style:style>
    <style:style style:name="T166" style:family="text">
      <style:text-properties officeooo:rsid="0015b39a" style:font-style-asian="italic" style:font-style-complex="italic"/>
    </style:style>
    <style:style style:name="T167" style:family="text">
      <style:text-properties officeooo:rsid="0020b962" style:font-style-asian="italic" style:font-style-complex="italic"/>
    </style:style>
    <style:style style:name="T168" style:family="text">
      <style:text-properties officeooo:rsid="0076de6e" style:font-style-asian="italic" style:font-style-complex="italic"/>
    </style:style>
    <style:style style:name="T169" style:family="text">
      <style:text-properties officeooo:rsid="007ee6c0" style:font-style-asian="italic" style:font-style-complex="italic"/>
    </style:style>
    <style:style style:name="T170" style:family="text">
      <style:text-properties officeooo:rsid="009c0a41" style:font-style-asian="italic" style:font-style-complex="italic"/>
    </style:style>
    <style:style style:name="T171" style:family="text">
      <style:text-properties officeooo:rsid="009db7ad" style:font-style-asian="italic" style:font-style-complex="italic"/>
    </style:style>
    <style:style style:name="T172" style:family="text">
      <style:text-properties officeooo:rsid="009eaece" style:font-style-asian="italic" style:font-style-complex="italic"/>
    </style:style>
    <style:style style:name="T173" style:family="text">
      <style:text-properties officeooo:rsid="00a3207c" style:font-style-asian="italic" style:font-style-complex="italic"/>
    </style:style>
    <style:style style:name="T174" style:family="text">
      <style:text-properties officeooo:rsid="003b7c01" style:font-weight-asian="bold" style:font-weight-complex="bold"/>
    </style:style>
    <style:style style:name="T175" style:family="text">
      <style:text-properties officeooo:rsid="009db7ad" style:font-weight-asian="bold" style:font-weight-complex="bold"/>
    </style:style>
    <style:style style:name="T176" style:family="text">
      <style:text-properties officeooo:rsid="00795af5"/>
    </style:style>
    <style:style style:name="T177" style:family="text">
      <style:text-properties fo:font-size="20pt" style:font-size-asian="20pt" style:font-size-complex="20pt"/>
    </style:style>
    <style:style style:name="T178" style:family="text">
      <style:text-properties fo:font-size="20pt" officeooo:rsid="00875f4f" style:font-size-asian="20pt" style:font-size-complex="20pt"/>
    </style:style>
    <style:style style:name="T179" style:family="text">
      <style:text-properties officeooo:rsid="00893224"/>
    </style:style>
    <style:style style:name="T180" style:family="text">
      <style:text-properties fo:font-size="11.5pt" style:font-size-asian="11.5pt" style:font-size-complex="11.5pt"/>
    </style:style>
    <style:style style:name="T181" style:family="text">
      <style:text-properties fo:font-size="11.5pt" officeooo:rsid="009c0a41" style:font-size-asian="11.5pt" style:font-size-complex="11.5pt"/>
    </style:style>
    <style:style style:name="T182" style:family="text">
      <style:text-properties fo:font-size="11.5pt" fo:language="fr" fo:country="CA" officeooo:rsid="009c0a41" style:font-size-asian="11.5pt" style:font-size-complex="11.5pt"/>
    </style:style>
    <style:style style:name="T183" style:family="text">
      <style:text-properties style:text-underline-style="none" officeooo:rsid="0061143b"/>
    </style:style>
    <style:style style:name="T184" style:family="text">
      <style:text-properties style:text-underline-style="none" officeooo:rsid="005fab13"/>
    </style:style>
    <style:style style:name="T185" style:family="text">
      <style:text-properties style:text-underline-style="none" officeooo:rsid="00684c8c"/>
    </style:style>
    <style:style style:name="T186" style:family="text">
      <style:text-properties style:text-underline-style="none" officeooo:rsid="00a3207c"/>
    </style:style>
    <style:style style:name="T187" style:family="text">
      <style:text-properties style:use-window-font-color="true" loext:opacity="0%" fo:language="fr" fo:country="CA" fo:font-style="normal" style:text-underline-style="none" officeooo:rsid="00962523" style:font-style-asian="normal" style:font-style-complex="normal"/>
    </style:style>
    <style:style style:name="T188" style:family="text">
      <style:text-properties style:use-window-font-color="true" loext:opacity="0%" fo:language="fr" fo:country="CA" officeooo:rsid="0077c5d0" style:font-name-asian="Source Code Pro Black" style:font-name-complex="Source Code Pro Black"/>
    </style:style>
    <style:style style:name="T189" style:family="text">
      <style:text-properties style:use-window-font-color="true" loext:opacity="0%" fo:language="fr" fo:country="CA" officeooo:rsid="008a70a2" style:font-name-asian="Source Code Pro Black" style:font-name-complex="Source Code Pro Black"/>
    </style:style>
    <style:style style:name="T190" style:family="text">
      <style:text-properties style:use-window-font-color="true" loext:opacity="0%" fo:font-size="12pt" fo:language="fr" fo:country="CA" fo:font-style="normal" style:text-underline-style="none" officeooo:rsid="00962523" style:font-size-asian="12pt" style:font-style-asian="normal" style:font-size-complex="12pt" style:font-style-complex="normal"/>
    </style:style>
    <style:style style:name="T191" style:family="text">
      <style:text-properties style:use-window-font-color="true" loext:opacity="0%" fo:font-size="12pt" fo:language="fr" fo:country="CA" style:text-underline-style="none" officeooo:rsid="0094f416" style:font-size-asian="12pt" style:font-size-complex="12pt"/>
    </style:style>
    <style:style style:name="T192" style:family="text">
      <style:text-properties officeooo:rsid="0094f416"/>
    </style:style>
    <style:style style:name="T193" style:family="text">
      <style:text-properties officeooo:rsid="00962523"/>
    </style:style>
    <style:style style:name="T194" style:family="text">
      <style:text-properties officeooo:rsid="0099129f"/>
    </style:style>
    <style:style style:name="T195" style:family="text">
      <style:text-properties officeooo:rsid="009c0a41"/>
    </style:style>
    <style:style style:name="T196" style:family="text">
      <style:text-properties officeooo:rsid="009db7ad"/>
    </style:style>
    <style:style style:name="T197" style:family="text">
      <style:text-properties officeooo:rsid="009f1dad"/>
    </style:style>
    <style:style style:name="T198" style:family="text">
      <style:text-properties fo:language="en" fo:country="CA" officeooo:rsid="002159b7" style:font-weight-asian="normal" style:font-weight-complex="normal"/>
    </style:style>
    <style:style style:name="T199" style:family="text">
      <style:text-properties fo:language="en" fo:country="CA" officeooo:rsid="00102d04" style:font-weight-asian="normal" style:font-weight-complex="normal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text:span text:style-name="Section"><text:span text:style-name="T178">­</text:span></text:span><text:span text:style-name="Section"><text:span text:style-name="T177">Nikola Tutić</text:span>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29"><text:span text:style-name="Section">Profil</text:span><text:span text:style-name="Section"><text:span text:style-name="T195">e</text:span></text:span></text:p>
          </table:table-cell>
        </table:table-row>
        <table:table-row table:style-name="Table2.2">
          <table:table-cell table:style-name="Table2.A2" office:value-type="string">
            <text:p text:style-name="P59"><text:span text:style-name="Text_20_emphasis"><text:span text:style-name="T6">Portfolio</text:span></text:span><text:span text:style-name="Text_20_emphasis"><text:span text:style-name="T7"> </text:span></text:span><text:span text:style-name="Text_20_emphasis"><text:span text:style-name="T5">at</text:span></text:span><text:span text:style-name="Text_20_emphasis"><text:span text:style-name="T6"> </text:span></text:span><text:a xlink:type="simple" xlink:href="https://tutic.ca/en" text:style-name="Internet_20_link" text:visited-style-name="Visited_20_Internet_20_Link"><text:span text:style-name="Text_20_emphasis"><text:span text:style-name="T9">tutic.ca</text:span></text:span></text:a></text:p>
            <text:p text:style-name="P45"><text:span text:style-name="Text_20_no-Emphasis"><text:span text:style-name="T4">↳ </text:span></text:span><text:span text:style-name="Text_20_no-Emphasis"><text:span text:style-name="T5">Java, Spring, AWS</text:span></text:span><text:span text:style-name="Text_20_emphasis"><text:span text:style-name="T5"> </text:span></text:span></text:p>
            <text:p text:style-name="P61"><text:a xlink:type="simple" xlink:href="https://tutic.ca/en" text:style-name="Internet_20_link" text:visited-style-name="Visited_20_Internet_20_Link"><text:span text:style-name="Text_20_emphasis"><text:span text:style-name="T6"/></text:span></text:a></text:p>
            <text:p text:style-name="P70"><text:a xlink:type="simple" xlink:href="https://tutic.ca/en" text:style-name="Internet_20_link" text:visited-style-name="Visited_20_Internet_20_Link"><text:span text:style-name="Text_20_emphasis"><text:span text:style-name="T68">g</text:span></text:span></text:a><text:span text:style-name="Text_20_emphasis"><text:span text:style-name="T68">ithub.com/ntutic</text:span></text:span></text:p>
            <text:p text:style-name="P60"><text:span text:style-name="Text_20_emphasis"><text:span text:style-name="T8"><text:s text:c="2"/></text:span></text:span></text:p>
            <text:p text:style-name="P72"><text:span text:style-name="Text_20_emphasis"><text:span text:style-name="T198">+1 </text:span></text:span><text:span text:style-name="Text_20_emphasis"><text:span text:style-name="T199">819 349-3340</text:span></text:span></text:p>
            <text:p text:style-name="P42"><text:a xlink:type="simple" xlink:href="mailto:nikola@tutic.ca" text:style-name="Internet_20_link" text:visited-style-name="Visited_20_Internet_20_Link"><text:span text:style-name="Text_20_emphasis"><text:span text:style-name="T44">nikola@tutic.ca</text:span></text:span></text:a></text:p>
            <text:p text:style-name="P42"><text:span text:style-name="T57"/></text:p>
            <text:p text:style-name="P26"><text:span text:style-name="Text_20_no-Emphasis"><text:span text:style-name="T30">7</text:span></text:span><text:span text:style-name="Text_20_no-Emphasis"><text:span text:style-name="T29">744-B rue Saint-Denis</text:span></text:span></text:p>
            <text:p text:style-name="P24"><text:span text:style-name="Text_20_no-Emphasis">Montréal, H2R 2E8</text:span>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P69"><text:span text:style-name="Text_20_no-Emphasis"><text:span text:style-name="T84">Originally a biologist, I transitioned </text:span></text:span><text:span text:style-name="Text_20_no-Emphasis"><text:span text:style-name="T132">in</text:span></text:span><text:span text:style-name="Text_20_no-Emphasis"><text:span text:style-name="T84">to programming to address my needs and interests </text:span></text:span><text:span text:style-name="Text_20_no-Emphasis"><text:span text:style-name="T132">for</text:span></text:span><text:span text:style-name="Text_20_no-Emphasis"><text:span text:style-name="T84"> automation and data processing, </text:span></text:span><text:span text:style-name="Text_20_no-Emphasis"><text:span text:style-name="T132">from which point I found a</text:span></text:span><text:span text:style-name="Text_20_no-Emphasis"><text:span text:style-name="T84"> passion software development </text:span></text:span><text:span text:style-name="Text_20_no-Emphasis"><text:span text:style-name="T132">and the myriad possibilities it opens up</text:span></text:span><text:span text:style-name="Text_20_no-Emphasis"><text:span text:style-name="T84">. </text:span></text:span><text:span text:style-name="Text_20_no-Emphasis"><text:span text:style-name="T132">Having completed a </text:span></text:span><text:span text:style-name="Text_20_no-Emphasis"><text:span text:style-name="T84">variety of projects for independent clients </text:span></text:span><text:span text:style-name="Text_20_no-Emphasis"><text:span text:style-name="T132">while being mostly self-taught</text:span></text:span><text:span text:style-name="Text_20_no-Emphasis"><text:span text:style-name="T84">, I’</text:span></text:span><text:span text:style-name="Text_20_no-Emphasis"><text:span text:style-name="T132">ve</text:span></text:span><text:span text:style-name="Text_20_no-Emphasis"><text:span text:style-name="T84"> demonstrated my versatility and resourcefulness in solving business problems through programming. </text:span></text:span><text:span text:style-name="Text_20_no-Emphasis"><text:span text:style-name="T132">To overcome the limitations of working as a lone developer, </text:span></text:span><text:span text:style-name="Text_20_no-Emphasis"><text:span text:style-name="T84">I am looking to join a team </text:span></text:span><text:span text:style-name="Text_20_no-Emphasis"><text:span text:style-name="T132">so that I can </text:span></text:span><text:span text:style-name="Text_20_no-Emphasis"><text:span text:style-name="T133">take</text:span></text:span><text:span text:style-name="Text_20_no-Emphasis"><text:span text:style-name="T84"> my skills to the next level.</text:span>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/>
          </table:table-cell>
          <table:table-cell table:style-name="Table4.B1" office:value-type="string">
            <text:p text:style-name="P32"><text:span text:style-name="Section"><text:span text:style-name="T192">P</text:span></text:span><text:span text:style-name="Section">ortfolio </text:span><text:span text:style-name="Section"><text:span text:style-name="T192">Highlight</text:span></text:span></text:p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2" table:number-columns-spanned="3" office:value-type="string">
            <text:list text:style-name="L1">
              <text:list-item>
                <text:p text:style-name="P73"><text:a xlink:type="simple" xlink:href="https://chromewebstore.google.com/detail/weekly-clockify/oejclklollnadllgjcpaopapmckpeaim?pli=1" text:style-name="Internet_20_link" text:visited-style-name="Visited_20_Internet_20_Link"><text:span text:style-name="Text_20_emphasis"><text:span text:style-name="T64">Chrom</text:span></text:span><text:span text:style-name="Text_20_emphasis"><text:span text:style-name="T67">e ex</text:span></text:span><text:span text:style-name="Text_20_emphasis"><text:span text:style-name="T66">tension</text:span></text:span></text:a><text:span text:style-name="Text_20_no-Emphasis"><text:span text:style-name="T65"> </text:span></text:span><text:span text:style-name="Text_20_no-Emphasis"><text:span text:style-name="T87">for time</text:span></text:span><text:span text:style-name="Text_20_no-Emphasis"><text:span text:style-name="T89">sheet</text:span></text:span><text:span text:style-name="Text_20_no-Emphasis"><text:span text:style-name="T87"> used by </text:span></text:span><text:span text:style-name="Text_20_no-Emphasis"><text:span text:style-name="T89">a company of </text:span></text:span><text:span text:style-name="Text_20_no-Emphasis"><text:span text:style-name="T87">&gt;70 employees </text:span></text:span></text:p>
                <text:p text:style-name="P44"><text:span text:style-name="Text_20_no-Emphasis"><text:span text:style-name="T75">↳ </text:span></text:span><text:span text:style-name="Text_20_no-Emphasis"><text:span text:style-name="T76">JavaScript, </text:span></text:span><text:span text:style-name="Text_20_no-Emphasis"><text:span text:style-name="T183">API </text:span></text:span><text:span text:style-name="Text_20_no-Emphasis"><text:span text:style-name="T186">integration</text:span></text:span><text:span text:style-name="Text_20_no-Emphasis"><text:span text:style-name="T183">, </text:span></text:span><text:span text:style-name="Text_20_no-Emphasis"><text:span text:style-name="T184">Manifest V</text:span></text:span><text:span text:style-name="Text_20_no-Emphasis"><text:span text:style-name="T185">3, </text:span></text:span><text:span text:style-name="Text_20_no-Emphasis"><text:span text:style-name="T184">HTML, CSS</text:span></text:span></text:p>
                <text:list>
                  <text:list-item>
                    <text:p text:style-name="P46"><text:span text:style-name="Text_20_emphasis"><text:span text:style-name="T191">Destkop applications </text:span></text:span><text:span text:style-name="Text_20_no-Emphasis"><text:span text:style-name="T23">for controlling feeders,</text:span></text:span><text:span text:style-name="Text_20_no-Emphasis"><text:span text:style-name="T25"> </text:span></text:span><text:span text:style-name="Text_20_no-Emphasis"><text:span text:style-name="T23">in dairy farming</text:span></text:span></text:p>
                    <text:p text:style-name="P43"><text:span text:style-name="Text_20_no-Emphasis"><text:span text:style-name="T40">↳ </text:span></text:span><text:span text:style-name="Text_20_no-Emphasis"><text:span text:style-name="T41">Python, Qt,</text:span></text:span><text:span text:style-name="Text_20_no-Emphasis"><text:span text:style-name="T42"> </text:span></text:span><text:span text:style-name="Text_20_no-Emphasis"><text:span text:style-name="T43">s</text:span></text:span><text:span text:style-name="Text_20_no-Emphasis"><text:span text:style-name="T24">erial communication, Modbus</text:span></text:span><text:span text:style-name="Text_20_no-Emphasis"><text:span text:style-name="T41">, </text:span></text:span><text:span text:style-name="Text_20_no-Emphasis"><text:span text:style-name="T22">HTTP</text:span></text:span></text:p>
                  </text:list-item>
                  <text:list-item>
                    <text:p text:style-name="P47"><text:span text:style-name="Text_20_emphasis"><text:span text:style-name="T190">Image processing</text:span></text:span><text:span text:style-name="Text_20_no-Emphasis"><text:span text:style-name="T17"> </text:span></text:span><text:span text:style-name="Text_20_no-Emphasis"><text:span text:style-name="T18">and manipulation client-side with </text:span></text:span><text:span text:style-name="Text_20_no-Emphasis"><text:span text:style-name="T17">3D </text:span></text:span><text:span text:style-name="Text_20_no-Emphasis"><text:span text:style-name="T18">product model</text:span></text:span></text:p>
                    <text:p text:style-name="P43"><text:span text:style-name="Text_20_no-Emphasis"><text:span text:style-name="T111">↳ </text:span></text:span><text:span text:style-name="Text_20_no-Emphasis"><text:span text:style-name="T110">JavaScript, ThreeJS, DOM canvas, </text:span></text:span><text:span text:style-name="Text_20_no-Emphasis"><text:span text:style-name="T112">Shopify</text:span></text:span></text:p>
                  </text:list-item>
                  <text:list-item>
                    <text:p text:style-name="P48"><text:span text:style-name="Text_20_emphasis"><text:span text:style-name="T190">Scraping solutions </text:span></text:span><text:span text:style-name="Text_20_no-Emphasis"><text:span text:style-name="T11">for integrating unstructured web data</text:span></text:span></text:p>
                    <text:p text:style-name="P43"><text:span text:style-name="Text_20_no-Emphasis"><text:span text:style-name="T80">↳ </text:span></text:span><text:span text:style-name="Text_20_no-Emphasis"><text:span text:style-name="T76">Python </text:span></text:span><text:span text:style-name="Text_20_no-Emphasis"><text:span text:style-name="T82">&amp; JavaScript</text:span></text:span><text:span text:style-name="Text_20_no-Emphasis"><text:span text:style-name="T81">, </text:span></text:span><text:span text:style-name="Text_20_no-Emphasis"><text:span text:style-name="T76">scrapy, Selenium, APIs, HTTP, </text:span></text:span><text:span text:style-name="Text_20_no-Emphasis"><text:span text:style-name="T179">SQL</text:span></text:span></text:p>
                  </text:list-item>
                  <text:list-item>
                    <text:p text:style-name="P49"><text:span text:style-name="Text_20_emphasis"><text:span text:style-name="T187">System administration</text:span></text:span><text:span text:style-name="Text_20_no-Emphasis"><text:span text:style-name="T99">, </text:span></text:span><text:span text:style-name="Text_20_no-Emphasis"><text:span text:style-name="T103">script</text:span></text:span><text:span text:style-name="Text_20_no-Emphasis"><text:span text:style-name="T104">ing</text:span></text:span><text:span text:style-name="Text_20_no-Emphasis"><text:span text:style-name="T105">, </text:span></text:span><text:span text:style-name="Text_20_no-Emphasis"><text:span text:style-name="T104">hosting</text:span></text:span><text:span text:style-name="Text_20_no-Emphasis"><text:span text:style-name="T101">,</text:span></text:span><text:span text:style-name="Text_20_no-Emphasis"><text:span text:style-name="T12"> </text:span></text:span><text:span text:style-name="Text_20_no-Emphasis"><text:span text:style-name="T14">pipelines, CI/CD</text:span></text:span></text:p>
                    <text:p text:style-name="P43"><text:span text:style-name="Text_20_no-Emphasis"><text:span text:style-name="T13">↳ </text:span></text:span><text:span text:style-name="Text_20_no-Emphasis"><text:span text:style-name="T14">b</text:span></text:span><text:span text:style-name="Text_20_no-Emphasis"><text:span text:style-name="T12">ash, Linux / Debian, Docke</text:span></text:span><text:span text:style-name="Text_20_no-Emphasis"><text:span text:style-name="T16">r</text:span></text:span><text:span text:style-name="Text_20_no-Emphasis"><text:span text:style-name="T12">, nginx, Je</text:span></text:span><text:span text:style-name="Text_20_no-Emphasis"><text:span text:style-name="T15">­</text:span></text:span><text:span text:style-name="Text_20_no-Emphasis"><text:span text:style-name="T12">nkins, </text:span></text:span><text:span text:style-name="Text_20_no-Emphasis"><text:span text:style-name="T16">AWS, </text:span></text:span><text:span text:style-name="Text_20_no-Emphasis"><text:span text:style-name="T14">Cloudflare</text:span>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/>
          </table:table-cell>
          <table:table-cell table:style-name="Table3.B1" table:number-columns-spanned="2" office:value-type="string">
            <text:p text:style-name="P31"><text:span text:style-name="Section">Exp</text:span><text:span text:style-name="Section"><text:span text:style-name="T193">e</text:span></text:span><text:span text:style-name="Section">rience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0"><text:span text:style-name="Title"><text:span text:style-name="T97">Software developer</text:span></text:span><text:span text:style-name="Title"><text:span text:style-name="T94"> </text:span></text:span><text:span text:style-name="Title"><text:span text:style-name="T96">(</text:span></text:span><text:span text:style-name="Title"><text:span text:style-name="T97">freelance</text:span></text:span><text:span text:style-name="Title"><text:span text:style-name="T96">)</text:span></text:span></text:p>
            <text:p text:style-name="P41"><text:span text:style-name="Subtitle"><text:span text:style-name="T26">Up</text:span></text:span><text:span text:style-name="Subtitle"><text:span text:style-name="T28">w</text:span></text:span><text:span text:style-name="Subtitle"><text:span text:style-name="T26">ork </text:span></text:span><text:span text:style-name="Subtitle"><text:span text:style-name="T27">(</text:span></text:span><text:span text:style-name="Subtitle"><text:span text:style-name="T31">profil</text:span></text:span><text:span text:style-name="Subtitle"><text:span text:style-name="T34">e and reviews on</text:span></text:span><text:span text:style-name="Subtitle"><text:span text:style-name="T32"> </text:span></text:span><text:a xlink:type="simple" xlink:href="https://tutic.ca/upwork" text:style-name="Internet_20_link" text:visited-style-name="Visited_20_Internet_20_Link"><text:span text:style-name="Subtitle"><text:span text:style-name="T62">tutic.ca/upwork</text:span></text:span></text:a><text:span text:style-name="Subtitle"><text:span text:style-name="T33">)</text:span></text:span><text:span text:style-name="Subtitle"><text:span text:style-name="T35"> <text:s/></text:span></text:span><text:span text:style-name="Subtitle"><text:span text:style-name="T36"><text:s/></text:span></text:span><text:span text:style-name="Subtitle"><text:span text:style-name="T37"><text:s text:c="2"/></text:span></text:span></text:p>
          </table:table-cell>
          <table:covered-table-cell/>
          <table:table-cell table:style-name="Table3.C2" table:number-columns-spanned="2" office:value-type="string">
            <text:p text:style-name="P12"><text:span text:style-name="_30_._20_CV"><text:span text:style-name="T147">20</text:span></text:span><text:span text:style-name="_30_._20_CV"><text:span text:style-name="T146">22</text:span></text:span><text:span text:style-name="_30_._20_CV"><text:span text:style-name="T148"> </text:span></text:span><text:span text:style-name="_30_._20_CV"><text:span text:style-name="T149">–</text:span></text:span><text:span text:style-name="_30_._20_CV"><text:span text:style-name="T150"> </text:span></text:span><text:span text:style-name="_30_._20_CV"><text:span text:style-name="T157">C</text:span></text:span><text:span text:style-name="_30_._20_CV"><text:span text:style-name="T105">urrent</text:span></text:span></text:p>
            <text:p text:style-name="P53"><text:span text:style-name="Subtitle"><text:span text:style-name="T194">Online</text:span>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81"><text:span text:style-name="Text_20_emphasis"><text:span text:style-name="T83">Solo development </text:span></text:span><text:span text:style-name="Text_20_no-Emphasis"><text:span text:style-name="T83">of software solutions for multiple clients</text:span></text:span></text:p>
              </text:list-item>
              <text:list-item>
                <text:p text:style-name="P81"><text:span text:style-name="Text_20_emphasis"><text:span text:style-name="T127">Client outreach</text:span></text:span><text:span text:style-name="Text_20_no-Emphasis"><text:span text:style-name="T83"> with budget proposals, tools, and architecture</text:span></text:span></text:p>
              </text:list-item>
              <text:list-item>
                <text:p text:style-name="P81"><text:span text:style-name="Text_20_emphasis"><text:span text:style-name="T83">Integration</text:span></text:span><text:span text:style-name="Text_20_no-Emphasis"><text:span text:style-name="T83"> of tools and concepts specific to different fields of expertise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1"><text:span text:style-name="Title"><text:span text:style-name="T97">Technician</text:span></text:span><text:span text:style-name="Title"><text:span text:style-name="T95"> </text:span></text:span><text:span text:style-name="Title"><text:span text:style-name="T97">&amp; software developer (contractual)</text:span></text:span></text:p>
            <text:p text:style-name="P2"><text:bookmark-start text:name="__DdeLink__509_2290474315"/><text:span text:style-name="Subtitle"><text:span text:style-name="T161">Oneka Technologies</text:span></text:span><text:bookmark-end text:name="__DdeLink__509_2290474315"/><text:span text:style-name="Subtitle"><text:span text:style-name="T137"> <text:s/></text:span></text:span></text:p>
          </table:table-cell>
          <table:covered-table-cell/>
          <table:table-cell table:style-name="Table3.C4" table:number-columns-spanned="2" office:value-type="string">
            <text:p text:style-name="P15"><text:span text:style-name="_30_._20_CV"><text:span text:style-name="T151">2021 </text:span></text:span><text:span text:style-name="_30_._20_CV"><text:span text:style-name="T149">– </text:span></text:span><text:span text:style-name="_30_._20_CV"><text:span text:style-name="T154">2</text:span></text:span><text:span text:style-name="_30_._20_CV"><text:span text:style-name="T100">023</text:span></text:span></text:p>
            <text:p text:style-name="P15"><text:span text:style-name="Subtitle"><text:span text:style-name="T56">Sherbrooke</text:span></text:span><text:span text:style-name="Subtitle"><text:span text:style-name="T52">, </text:span></text:span><text:span text:style-name="Subtitle"><text:span text:style-name="T53">Canad</text:span></text:span><text:span text:style-name="Subtitle"><text:span text:style-name="T119">a</text:span>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650548517" text:style-name="L2">
              <text:list-item>
                <text:p text:style-name="P74"><text:span text:style-name="Text_20_emphasis"><text:span text:style-name="T20">Developing </text:span></text:span><text:span text:style-name="Text_20_no-Emphasis"><text:span text:style-name="T21">a C</text:span></text:span><text:span text:style-name="Text_20_no-Emphasis"><text:span text:style-name="T20">hrome </text:span></text:span><text:span text:style-name="Text_20_no-Emphasis"><text:span text:style-name="T19">extension </text:span></text:span><text:span text:style-name="Text_20_no-Emphasis"><text:span text:style-name="T20">and </text:span></text:span><text:span text:style-name="Text_20_no-Emphasis"><text:span text:style-name="T21">GIS</text:span></text:span><text:span text:style-name="Text_20_no-Emphasis"><text:span text:style-name="T20"> scripts</text:span></text:span></text:p>
              </text:list-item>
              <text:list-item>
                <text:p text:style-name="P74"><text:span text:style-name="Text_20_emphasis"><text:span text:style-name="T48">Mon</text:span></text:span><text:span text:style-name="Text_20_emphasis"><text:span text:style-name="T48">itorin</text:span></text:span><text:span text:style-name="Text_20_emphasis"><text:span text:style-name="T48">g</text:span></text:span><text:span text:style-name="Text_20_no-Emphasis"><text:span text:style-name="T38"> </text:span></text:span><text:span text:style-name="Text_20_no-Emphasis"><text:span text:style-name="T39">bench </text:span></text:span><text:span text:style-name="Text_20_no-Emphasis"><text:span text:style-name="T38">tests </text:span></text:span><text:span text:style-name="Text_20_no-Emphasis"><text:span text:style-name="T39">and remote equipment at sea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89"><text:span text:style-name="Title"><text:span text:style-name="T98">Project manager</text:span></text:span></text:p>
            <text:p text:style-name="P21"><text:span text:style-name="Subtitle"><text:span text:style-name="T72">Organisme des bassins versants</text:span></text:span><text:span text:style-name="Subtitle"> Vaudreuil-Soulanges</text:span></text:p>
            <text:p text:style-name="P8"><text:span text:style-name="Subtitle"><text:span text:style-name="T162">Conseil de l'eau Ga</text:span></text:span><text:span text:style-name="Subtitle"><text:span text:style-name="T168">­</text:span></text:span><text:span text:style-name="Subtitle"><text:span text:style-name="T162">spésie Sud</text:span></text:span><text:bookmark text:name="__DdeLink__518_2290474315"/><text:span text:style-name="Subtitle"><text:span text:style-name="T143"> </text:span></text:span><text:span text:style-name="Subtitle"><text:span text:style-name="T51"><text:s text:c="2"/></text:span></text:span><text:span text:style-name="Subtitle"><text:span text:style-name="T144"><text:s text:c="2"/></text:span></text:span><text:span text:style-name="Subtitle"><text:span text:style-name="T162"><text:s text:c="2"/></text:span></text:span><text:span text:style-name="Subtitle"><text:span text:style-name="T144"><text:s/></text:span></text:span><text:span text:style-name="Subtitle"><text:span text:style-name="T162"><text:s/></text:span></text:span><text:span text:style-name="Subtitle"><text:span text:style-name="T51"><text:s/></text:span></text:span></text:p>
          </table:table-cell>
          <table:covered-table-cell/>
          <table:table-cell table:style-name="Table3.C6" table:number-columns-spanned="2" office:value-type="string">
            <text:p text:style-name="P33"><text:span text:style-name="_30_._20_CV"><text:span text:style-name="T55">20</text:span></text:span><text:span text:style-name="_30_._20_CV"><text:span text:style-name="T52">1</text:span></text:span><text:span text:style-name="_30_._20_CV"><text:span text:style-name="T72">8</text:span></text:span><text:span text:style-name="_30_._20_CV"> </text:span><text:span text:style-name="_30_._20_CV"><text:span text:style-name="T53">– </text:span></text:span><text:span text:style-name="_30_._20_CV"><text:span text:style-name="T55">20</text:span></text:span><text:span text:style-name="_30_._20_CV"><text:span text:style-name="T52">20</text:span></text:span></text:p>
            <text:p text:style-name="P13"><text:span text:style-name="Subtitle">Saint-</text:span><text:span text:style-name="Subtitle"><text:span text:style-name="T52">Polycarpe, </text:span></text:span><text:span text:style-name="Subtitle"><text:span text:style-name="T53">Canad</text:span></text:span><text:span text:style-name="Subtitle"><text:span text:style-name="T119">a</text:span></text:span></text:p>
            <text:p text:style-name="P14"><text:span text:style-name="Subtitle"><text:span text:style-name="T52">Bonaventure, </text:span></text:span><text:span text:style-name="Subtitle"><text:span text:style-name="T53">Canad</text:span></text:span><text:span text:style-name="Subtitle"><text:span text:style-name="T119">a</text:span>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76"><text:span text:style-name="Text_20_emphasis"><text:span text:style-name="T127">Planning</text:span></text:span><text:span text:style-name="_30_._20_CV"> </text:span><text:span text:style-name="Text_20_no-Emphasis"><text:span text:style-name="T127">and grant seeking for riparian conservation projects</text:span></text:span></text:p>
              </text:list-item>
              <text:list-item>
                <text:p text:style-name="P78"><text:span text:style-name="Text_20_emphasis"><text:span text:style-name="T154">C</text:span></text:span><text:span text:style-name="Text_20_emphasis"><text:span text:style-name="T100">ollaborati</text:span></text:span><text:span text:style-name="Text_20_emphasis"><text:span text:style-name="T105">ng </text:span></text:span><text:span text:style-name="Text_20_no-Emphasis"><text:span text:style-name="T157">with municipal, agricultural</text:span></text:span><text:span text:style-name="Text_20_no-Emphasis"><text:span text:style-name="T100"> </text:span></text:span><text:span text:style-name="Text_20_no-Emphasis"><text:span text:style-name="T105">and private stakeholders</text:span></text:span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52"><text:span text:style-name="Title"><text:span text:style-name="T108">Technical support</text:span></text:span></text:p>
            <text:p text:style-name="P3"><text:span text:style-name="Subtitle"><text:span text:style-name="T163">Sykes </text:span></text:span><text:span text:style-name="Subtitle"><text:span text:style-name="T164">Enterprises</text:span></text:span></text:p>
          </table:table-cell>
          <table:covered-table-cell/>
          <table:table-cell table:style-name="Table3.C8" table:number-columns-spanned="2" office:value-type="string">
            <text:p text:style-name="P23"><text:span text:style-name="_30_._20_CV"><text:span text:style-name="T147">20</text:span></text:span><text:span text:style-name="_30_._20_CV"><text:span text:style-name="T152">1</text:span></text:span><text:span text:style-name="_30_._20_CV"><text:span text:style-name="T153">7</text:span></text:span><text:span text:style-name="_30_._20_CV"><text:span text:style-name="T148"> </text:span></text:span><text:span text:style-name="_30_._20_CV"><text:span text:style-name="T149">– </text:span></text:span><text:span text:style-name="_30_._20_CV"><text:span text:style-name="T147">20</text:span></text:span><text:span text:style-name="_30_._20_CV"><text:span text:style-name="T152">1</text:span></text:span><text:span text:style-name="_30_._20_CV"><text:span text:style-name="T153">8</text:span></text:span></text:p>
            <text:p text:style-name="P15"><text:span text:style-name="Subtitle"><text:span text:style-name="T52">Sherbrooke, </text:span></text:span><text:span text:style-name="Subtitle"><text:span text:style-name="T53">Canada</text:span>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650548517" text:style-name="L2">
              <text:list-item>
                <text:p text:style-name="P54"><text:span text:style-name="Text_20_emphasis"><text:span text:style-name="T90">Bilingual service </text:span></text:span><text:span text:style-name="Text_20_no-Emphasis"><text:span text:style-name="T90">for customer support of a mobile phone provider</text:span></text:span></text:p>
              </text:list-item>
              <text:list-item>
                <text:p text:style-name="P54"><text:span text:style-name="Text_20_emphasis"><text:span text:style-name="T188">Replacemen</text:span></text:span><text:span text:style-name="Text_20_emphasis"><text:span text:style-name="T189">t</text:span></text:span><text:span text:style-name="_30_._20_CV"><text:span text:style-name="T85"> </text:span></text:span><text:span text:style-name="Text_20_no-Emphasis"><text:span text:style-name="T92">as f</text:span></text:span><text:span text:style-name="Text_20_no-Emphasis"><text:span text:style-name="T90">loor supervisor and instructor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90"><text:span text:style-name="Title"><text:span text:style-name="T109">Agro-e</text:span></text:span><text:span text:style-name="Title"><text:span text:style-name="T106">ntrepreneur </text:span></text:span></text:p>
            <text:p text:style-name="P4"><text:span text:style-name="Subtitle"><text:span text:style-name="T161">Éc</text:span></text:span><text:bookmark-start text:name="__DdeLink__532_2290474315"/><text:span text:style-name="Subtitle"><text:span text:style-name="T161">ollab (</text:span></text:span><text:span text:style-name="Subtitle"><text:span text:style-name="T170">now </text:span></text:span><text:span text:style-name="Subtitle"><text:span text:style-name="T161">Agropol)</text:span></text:span><text:bookmark-end text:name="__DdeLink__532_2290474315"/></text:p>
          </table:table-cell>
          <table:covered-table-cell/>
          <table:table-cell table:style-name="Table3.C10" table:number-columns-spanned="2" office:value-type="string">
            <text:p text:style-name="P15"><text:span text:style-name="_30_._20_CV"><text:span text:style-name="T147">20</text:span></text:span><text:span text:style-name="_30_._20_CV"><text:span text:style-name="T152">16</text:span></text:span><text:span text:style-name="_30_._20_CV"><text:span text:style-name="T148"> </text:span></text:span><text:span text:style-name="_30_._20_CV"><text:span text:style-name="T149">– </text:span></text:span><text:span text:style-name="_30_._20_CV"><text:span text:style-name="T147">20</text:span></text:span><text:span text:style-name="_30_._20_CV"><text:span text:style-name="T152">17</text:span></text:span></text:p>
            <text:p text:style-name="P15"><text:span text:style-name="Subtitle"><text:span text:style-name="T52">Sherbrooke, </text:span></text:span><text:span text:style-name="Subtitle"><text:span text:style-name="T53">Canada</text:span>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3"><text:span text:style-name="Text_20_emphasis">Production</text:span><text:span text:style-name="_30_._20_CV"><text:span text:style-name="T120"> </text:span></text:span><text:span text:style-name="Text_20_no-Emphasis"><text:span text:style-name="T128">of microgreens, honey and vegetables</text:span></text:span></text:p>
              </text:list-item>
              <text:list-item>
                <text:p text:style-name="P63"><text:span text:style-name="Text_20_emphasis"><text:span text:style-name="T128">Direct sales</text:span></text:span><text:span text:style-name="_30_._20_CV"><text:span text:style-name="T128"> </text:span></text:span><text:span text:style-name="Text_20_no-Emphasis"><text:span text:style-name="T128">i</text:span></text:span><text:span text:style-name="Text_20_no-Emphasis"><text:span text:style-name="T120">n </text:span></text:span><text:span text:style-name="Text_20_no-Emphasis"><text:span text:style-name="T128">farmers’ markets and to restaurant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18"><text:span text:style-name="Title"><text:span text:style-name="T158">Analyst</text:span></text:span><text:span text:style-name="Title"><text:span text:style-name="T107"> </text:span></text:span><text:span text:style-name="Title"><text:span text:style-name="T159">(</text:span></text:span><text:span text:style-name="Title"><text:span text:style-name="T160">4</text:span></text:span><text:span text:style-name="Title"><text:span text:style-name="T106">-</text:span></text:span><text:span text:style-name="Title"><text:span text:style-name="T109">month internship</text:span></text:span><text:span text:style-name="Title"><text:span text:style-name="T159">)</text:span></text:span></text:p>
            <text:p text:style-name="P9"><text:span text:style-name="Subtitle"><text:span text:style-name="T113">Québec’</text:span></text:span><text:span text:style-name="Subtitle"><text:span text:style-name="T116">s environment ministry</text:span></text:span><text:span text:style-name="Subtitle"><text:span text:style-name="T161"> (MELCC)</text:span></text:span></text:p>
          </table:table-cell>
          <table:covered-table-cell/>
          <table:table-cell table:style-name="Table3.C12" table:number-columns-spanned="2" office:value-type="string">
            <text:p text:style-name="P34"><text:span text:style-name="_30_._20_CV">2016</text:span></text:p>
            <text:p text:style-name="P15"><text:span text:style-name="Subtitle"><text:span text:style-name="T53">Rimouski</text:span></text:span><text:span text:style-name="Subtitle"><text:span text:style-name="T52">, </text:span></text:span><text:span text:style-name="Subtitle"><text:span text:style-name="T53">Canada</text:span>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4"><text:span text:style-name="Text_20_emphasis"><text:span text:style-name="T128">Processing </text:span></text:span><text:span text:style-name="Text_20_no-Emphasis"><text:span text:style-name="T128">requests for certificates of authorization related to water bodies</text:span></text:span></text:p>
              </text:list-item>
              <text:list-item>
                <text:p text:style-name="P64"><text:span text:style-name="Text_20_emphasis"><text:span text:style-name="T129">Understanding</text:span></text:span><text:span text:style-name="Text_20_no-Emphasis"><text:span text:style-name="T128"> </text:span></text:span><text:span text:style-name="Text_20_no-Emphasis"><text:span text:style-name="T129">laws and jurisprudence related to </text:span></text:span><text:span text:style-name="Text_20_no-Emphasis"><text:span text:style-name="T134">construction and mine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25"><text:span text:style-name="Title"><text:span text:style-name="T175">R</text:span></text:span><text:span text:style-name="Title"><text:span text:style-name="T122">esearch assi</text:span></text:span><text:span text:style-name="Title"><text:span text:style-name="T123">s</text:span></text:span><text:span text:style-name="Title"><text:span text:style-name="T122">tant </text:span></text:span><text:span text:style-name="Title"><text:span text:style-name="T174">(</text:span></text:span><text:span text:style-name="Title"><text:span text:style-name="T121">4-</text:span></text:span><text:span text:style-name="Title"><text:span text:style-name="T122">month internships</text:span></text:span><text:span text:style-name="Title"><text:span text:style-name="T174">)</text:span></text:span></text:p>
            <text:p text:style-name="P25"><text:span text:style-name="Subtitle"><text:span text:style-name="T164">Lab </text:span></text:span><text:span text:style-name="Subtitle"><text:span text:style-name="T171">of vegetal ecology</text:span></text:span><text:span text:style-name="Subtitle"><text:span text:style-name="T164"> </text:span></text:span><text:span text:style-name="Subtitle"><text:span text:style-name="T161">(Université de Sherbrooke)</text:span></text:span></text:p>
            <text:p text:style-name="P16"><text:span text:style-name="Subtitle"><text:span text:style-name="T70">Lab </text:span></text:span><text:span text:style-name="Subtitle"><text:span text:style-name="T196">o</text:span></text:span><text:span text:style-name="Subtitle"><text:span text:style-name="T129">f tropical entomology</text:span></text:span><text:span text:style-name="Subtitle"><text:span text:style-name="T74"> </text:span></text:span><text:bookmark-start text:name="__DdeLink__543_2290474315"/><text:span text:style-name="Subtitle"><text:span text:style-name="T54">(</text:span></text:span><text:span text:style-name="Subtitle"><text:span text:style-name="T69">E</text:span></text:span><text:span text:style-name="Subtitle"><text:span text:style-name="T54">COFOG)</text:span></text:span><text:bookmark-end text:name="__DdeLink__543_2290474315"/></text:p>
            <text:p text:style-name="P5"><text:span text:style-name="Subtitle"><text:span text:style-name="T169">L</text:span></text:span><text:span text:style-name="Subtitle"><text:span text:style-name="T114">ab </text:span></text:span><text:span text:style-name="Subtitle"><text:span text:style-name="T117">of</text:span></text:span><text:span text:style-name="Subtitle"><text:span text:style-name="T114"> </text:span></text:span><text:span text:style-name="Subtitle"><text:span text:style-name="T117">snail </text:span></text:span><text:span text:style-name="Subtitle"><text:span text:style-name="T114">conservatio</text:span></text:span><text:span text:style-name="Subtitle"><text:span text:style-name="T115">n</text:span></text:span><text:span text:style-name="Subtitle"><text:span text:style-name="T165"> </text:span></text:span><text:span text:style-name="Subtitle"><text:span text:style-name="T166">(Univeristy of Honolulu)</text:span></text:span><text:span text:style-name="Subtitle"><text:span text:style-name="T145"> </text:span></text:span><text:span text:style-name="Subtitle"><text:span text:style-name="T144"><text:s/></text:span></text:span><text:span text:style-name="Subtitle"><text:span text:style-name="T142"><text:s/></text:span></text:span></text:p>
          </table:table-cell>
          <table:covered-table-cell/>
          <table:table-cell table:style-name="Table3.C14" table:number-columns-spanned="2" office:value-type="string">
            <text:p text:style-name="P33"><text:span text:style-name="_30_._20_CV"><text:span text:style-name="T55">201</text:span></text:span><text:span text:style-name="_30_._20_CV"><text:span text:style-name="T71">4</text:span></text:span><text:span text:style-name="_30_._20_CV"> </text:span><text:span text:style-name="_30_._20_CV"><text:span text:style-name="T53">– </text:span></text:span><text:span text:style-name="_30_._20_CV"><text:span text:style-name="T55">20</text:span></text:span><text:span text:style-name="_30_._20_CV"><text:span text:style-name="T52">16</text:span></text:span></text:p>
            <text:p text:style-name="P13"><text:span text:style-name="Subtitle"><text:span text:style-name="T52">Sherbrooke, </text:span></text:span><text:span text:style-name="Subtitle"><text:span text:style-name="T53">Canada</text:span></text:span></text:p>
            <text:p text:style-name="P17"><text:span text:style-name="Subtitle"><text:span text:style-name="T180">Kourou, </text:span></text:span><text:span text:style-name="Subtitle"><text:span text:style-name="T181">F</text:span></text:span><text:span text:style-name="Subtitle"><text:span text:style-name="T182">rench Guiana</text:span></text:span></text:p>
            <text:p text:style-name="P17"><text:span text:style-name="Subtitle">Honolulu, </text:span><text:span text:style-name="Subtitle"><text:span text:style-name="T195">U</text:span></text:span><text:span text:style-name="Subtitle"><text:span text:style-name="T128">nited States</text:span>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55"><text:span text:style-name="Text_20_emphasis"><text:span text:style-name="T129">Rigorous</text:span></text:span><text:span text:style-name="Text_20_emphasis"><text:span text:style-name="T124"> protocol</text:span></text:span><text:span text:style-name="_30_._20_CV"><text:span text:style-name="T124"> </text:span></text:span><text:span text:style-name="Text_20_no-Emphasis"><text:span text:style-name="T130">execution </text:span></text:span><text:span text:style-name="Text_20_no-Emphasis"><text:span text:style-name="T134">and development </text:span></text:span><text:span text:style-name="Text_20_no-Emphasis"><text:span text:style-name="T130">on the field and in the lab</text:span></text:span></text:p>
              </text:list-item>
              <text:list-item>
                <text:p text:style-name="P56"><text:span text:style-name="Text_20_emphasis"><text:span text:style-name="T196">Literature review</text:span></text:span><text:span text:style-name="_30_._20_CV"><text:span text:style-name="T124"> </text:span></text:span><text:span text:style-name="Text_20_no-Emphasis"><text:span text:style-name="T129">of science papers for analysis and </text:span></text:span><text:span text:style-name="Text_20_no-Emphasis"><text:span text:style-name="T130">redaction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<text:span text:style-name="Section"><text:span text:style-name="T129">E</text:span></text:span><text:span text:style-name="Section">ducation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83"/>
            <text:p text:style-name="P82"><text:span text:style-name="Title"><text:span text:style-name="T131">Big data development</text:span></text:span></text:p>
            <text:p text:style-name="P7"><text:span text:style-name="Subtitle"><text:span text:style-name="T169">A</text:span></text:span><text:span text:style-name="Subtitle"><text:span text:style-name="T114">ttestation </text:span></text:span><text:span text:style-name="Subtitle"><text:span text:style-name="T118">of collegial studies</text:span></text:span><text:span text:style-name="Subtitle"><text:span text:style-name="T114"> </text:span></text:span><text:span text:style-name="Subtitle"><text:span text:style-name="T167">(</text:span></text:span><text:span text:style-name="Subtitle"><text:span text:style-name="T161">AEC</text:span></text:span><text:span text:style-name="Subtitle"><text:span text:style-name="T167">)</text:span></text:span></text:p>
          </table:table-cell>
          <table:table-cell table:style-name="Table1.B2" office:value-type="string">
            <text:p text:style-name="P80"/>
            <text:p text:style-name="P19"><text:span text:style-name="_30_._20_CV"><text:span text:style-name="T146">202</text:span></text:span><text:span text:style-name="_30_._20_CV"><text:span text:style-name="T156">2</text:span></text:span><text:span text:style-name="_30_._20_CV"><text:span text:style-name="T146"> – </text:span></text:span><text:span text:style-name="_30_._20_CV"><text:span text:style-name="T155">2</text:span></text:span><text:span text:style-name="_30_._20_CV"><text:span text:style-name="T102">024</text:span></text:span><text:span text:style-name="T46"> </text:span></text:p>
            <text:p text:style-name="P19"><text:span text:style-name="Subtitle">Collège Bois-de-Boulogne</text:span><text:span text:style-name="T73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58"><text:span text:style-name="Text_20_emphasis"><text:span text:style-name="T91">Management and processing </text:span></text:span><text:span text:style-name="Text_20_no-Emphasis"><text:span text:style-name="T91">of distributed data systems</text:span></text:span></text:p>
              </text:list-item>
              <text:list-item>
                <text:p text:style-name="P58"><text:span text:style-name="Text_20_emphasis"><text:span text:style-name="T140">B</text:span></text:span><text:span text:style-name="Text_20_emphasis"><text:span text:style-name="T136">ig data </text:span></text:span><text:span text:style-name="Text_20_emphasis"><text:span text:style-name="T140">and</text:span></text:span><text:span text:style-name="Text_20_emphasis"><text:span text:style-name="T139"> ETL</text:span></text:span><text:span text:style-name="Text_20_emphasis"><text:span text:style-name="T136"> </text:span></text:span><text:span text:style-name="Text_20_emphasis"><text:span text:style-name="T91">tools</text:span></text:span><text:span text:style-name="Text_20_no-Emphasis"><text:span text:style-name="T91"> like </text:span></text:span><text:span text:style-name="Text_20_no-Emphasis"><text:span text:style-name="T138">Spark, Hadoop, Kafka, Flink, </text:span></text:span><text:span text:style-name="Text_20_no-Emphasis"><text:span text:style-name="T139">A</text:span></text:span><text:span text:style-name="Text_20_no-Emphasis"><text:span text:style-name="T141">i</text:span></text:span><text:span text:style-name="Text_20_no-Emphasis"><text:span text:style-name="T139">rflow</text:span></text:span><text:span text:style-name="Text_20_no-Emphasis"><text:span text:style-name="T138"> </text:span></text:span><text:span text:style-name="Text_20_no-Emphasis"><text:span text:style-name="T140">a</text:span></text:span><text:span text:style-name="Text_20_no-Emphasis"><text:span text:style-name="T91">nd more</text:span>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77"><text:span text:style-name="Title"><text:span text:style-name="T131">Geomatics</text:span></text:span></text:p>
            <text:p text:style-name="P6"><text:span text:style-name="Subtitle"><text:span text:style-name="T172">A</text:span></text:span><text:span text:style-name="Subtitle"><text:span text:style-name="T118">dvanced graduate diploma </text:span></text:span><text:span text:style-name="Subtitle"><text:span text:style-name="T167">(</text:span></text:span><text:span text:style-name="Subtitle"><text:span text:style-name="T161">DESS</text:span></text:span><text:span text:style-name="Subtitle"><text:span text:style-name="T167">)</text:span></text:span></text:p>
          </table:table-cell>
          <table:table-cell table:style-name="Table1.B4" office:value-type="string">
            <text:p text:style-name="P35"><text:span text:style-name="_30_._20_CV">2020 – 2021</text:span></text:p>
            <text:p text:style-name="P19"><text:span text:style-name="Subtitle">Université de Sherbrooke</text:span>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57"><text:span text:style-name="Text_20_emphasis"><text:span text:style-name="T91">Geospatial data </text:span></text:span><text:span text:style-name="Text_20_no-Emphasis"><text:span text:style-name="T86">a</text:span></text:span><text:span text:style-name="Text_20_no-Emphasis"><text:span text:style-name="T91">t </text:span></text:span><text:span text:style-name="Text_20_no-Emphasis"><text:span text:style-name="T93">their</text:span></text:span><text:span text:style-name="Text_20_no-Emphasis"><text:span text:style-name="T91"> fundamental and applied level</text:span></text:span><text:span text:style-name="Text_20_no-Emphasis"><text:span text:style-name="T93">s</text:span></text:span></text:p>
              </text:list-item>
              <text:list-item>
                <text:p text:style-name="P65"><text:span text:style-name="Text_20_emphasis"><text:span text:style-name="T126">GIS </text:span></text:span><text:span text:style-name="Text_20_emphasis"><text:span text:style-name="T131">tools</text:span></text:span><text:span text:style-name="Text_20_emphasis"> </text:span><text:span text:style-name="Text_20_no-Emphasis"><text:span text:style-name="T131">for cartography, </text:span></text:span><text:span text:style-name="Text_20_no-Emphasis"><text:span text:style-name="T135">data </text:span></text:span><text:span text:style-name="Text_20_no-Emphasis"><text:span text:style-name="T131">processing, </text:span></text:span><text:span text:style-name="Text_20_no-Emphasis"><text:span text:style-name="T135">reporting and </text:span></text:span><text:span text:style-name="Text_20_no-Emphasis"><text:span text:style-name="T131">analysis</text:span></text:span>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77"><text:span text:style-name="Title"><text:span text:style-name="T131">Ecology</text:span></text:span></text:p>
            <text:p text:style-name="P22"><text:span text:style-name="Subtitle"><text:span text:style-name="T197">Undergraduate degree (b</text:span></text:span><text:span text:style-name="Subtitle"><text:span text:style-name="T125">ac</text:span></text:span><text:span text:style-name="Subtitle"><text:span text:style-name="T131">helor’s)</text:span></text:span></text:p>
          </table:table-cell>
          <table:table-cell table:style-name="Table1.B6" office:value-type="string">
            <text:p text:style-name="P35"><text:span text:style-name="_30_._20_CV">2013 – 2016</text:span></text:p>
            <text:p text:style-name="P19"><text:span text:style-name="Subtitle">Université de Sherbrooke</text:span>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5"><text:span text:style-name="Text_20_emphasis"><text:span text:style-name="T126">Science </text:span></text:span><text:span text:style-name="Text_20_no-Emphasis"><text:span text:style-name="T131">of the relationships between organisms and their environment</text:span></text:span></text:p>
              </text:list-item>
              <text:list-item>
                <text:p text:style-name="P75"><text:span text:style-name="Text_20_emphasis"><text:span text:style-name="T126">Statisti</text:span></text:span><text:span text:style-name="Text_20_emphasis"><text:span text:style-name="T131">c</text:span></text:span><text:span text:style-name="Text_20_emphasis"><text:span text:style-name="T126">s </text:span></text:span><text:span text:style-name="Text_20_emphasis"><text:span text:style-name="T131">and </text:span></text:span><text:span text:style-name="Text_20_emphasis"><text:span text:style-name="T126">analys</text:span></text:span><text:span text:style-name="Text_20_emphasis"><text:span text:style-name="T131">is</text:span></text:span><text:span text:style-name="Text_20_no-Emphasis"><text:span text:style-name="T126"> </text:span></text:span><text:span text:style-name="Text_20_no-Emphasis"><text:span text:style-name="T133">on</text:span></text:span><text:span text:style-name="Text_20_no-Emphasis"><text:span text:style-name="T131"> messy ecological data</text:span></text:span></text:p>
              </text:list-item>
              <text:list-item>
                <text:p text:style-name="P79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0"><text:span text:style-name="Section"><text:span text:style-name="T124">Langu</text:span></text:span><text:span text:style-name="Section"><text:span text:style-name="T131">ages</text:span></text:span></text:p>
          </table:table-cell>
          <table:table-cell table:style-name="Table5.B1" office:value-type="string">
            <text:p text:style-name="P27"/>
          </table:table-cell>
          <table:table-cell table:style-name="Table5.A1" office:value-type="string">
            <text:p text:style-name="P66"><text:span text:style-name="Section"><text:span text:style-name="T131">Personal Interests</text:span></text:span>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4"/>
              </text:list-header>
              <text:list-item>
                <text:p text:style-name="P85"><text:span text:style-name="Text_20_emphasis"><text:span text:style-name="T124">Frenc</text:span></text:span><text:span text:style-name="Text_20_emphasis"><text:span text:style-name="T131">h</text:span></text:span><text:span text:style-name="Text_20_no-Emphasis"><text:span text:style-name="T124"> </text:span></text:span><text:span text:style-name="Text_20_no-Emphasis"><text:span text:style-name="T131">native</text:span></text:span></text:p>
              </text:list-item>
              <text:list-item>
                <text:p text:style-name="P85"><text:span text:style-name="Text_20_emphasis">Serbo-</text:span><text:span text:style-name="Text_20_emphasis"><text:span text:style-name="T176">c</text:span></text:span><text:span text:style-name="Text_20_emphasis"><text:span text:style-name="T124">roat</text:span></text:span><text:span text:style-name="Text_20_emphasis"><text:span text:style-name="T131">ian</text:span></text:span><text:span text:style-name="Text_20_emphasis"><text:span text:style-name="T124"> </text:span></text:span><text:span text:style-name="Text_20_no-Emphasis"><text:span text:style-name="T131">native</text:span></text:span></text:p>
              </text:list-item>
              <text:list-item>
                <text:p text:style-name="P86"><text:span text:style-name="Text_20_emphasis"><text:span text:style-name="T131">English</text:span></text:span><text:span text:style-name="_30_._20_CV"><text:span text:style-name="T124"> </text:span></text:span><text:span text:style-name="Text_20_no-Emphasis"><text:span text:style-name="T131">eq</text:span></text:span><text:span text:style-name="Text_20_no-Emphasis"><text:span text:style-name="T124">uivalent </text:span></text:span><text:span text:style-name="Text_20_no-Emphasis"><text:span text:style-name="T131">to native</text:span></text:span></text:p>
              </text:list-item>
              <text:list-item>
                <text:p text:style-name="P86"><text:span text:style-name="Text_20_emphasis"><text:span text:style-name="T131">Spanish</text:span></text:span><text:span text:style-name="_30_._20_CV"><text:span text:style-name="T124"> </text:span></text:span><text:span text:style-name="Text_20_no-Emphasis"><text:span text:style-name="T124">interm</text:span></text:span><text:span text:style-name="Text_20_no-Emphasis"><text:span text:style-name="T131">ediary</text:span></text:span></text:p>
              </text:list-item>
            </text:list>
          </table:table-cell>
          <table:table-cell table:style-name="Table5.B2" office:value-type="string">
            <text:p text:style-name="P39"/>
          </table:table-cell>
          <table:table-cell table:style-name="Table5.C2" office:value-type="string">
            <text:list text:continue-numbering="true" text:style-name="L2">
              <text:list-header>
                <text:p text:style-name="P67"/>
              </text:list-header>
              <text:list-item>
                <text:p text:style-name="P68"><text:span text:style-name="Text_20_emphasis"><text:span text:style-name="T124">Tra</text:span></text:span><text:span text:style-name="Text_20_emphasis"><text:span text:style-name="T131">vel</text:span></text:span><text:span text:style-name="Text_20_no-Emphasis"><text:span text:style-name="T124"> </text:span></text:span><text:span text:style-name="Text_20_no-Emphasis"><text:span text:style-name="T131">and</text:span></text:span><text:span text:style-name="Text_20_no-Emphasis"><text:span text:style-name="T124"> </text:span></text:span><text:span text:style-name="Text_20_emphasis"><text:span text:style-name="T124">nature</text:span></text:span></text:p>
              </text:list-item>
              <text:list-item>
                <text:p text:style-name="P68"><text:span text:style-name="Text_20_emphasis"><text:span text:style-name="T131">Running </text:span></text:span><text:span text:style-name="Text_20_no-Emphasis"><text:span text:style-name="T131">and</text:span></text:span><text:span text:style-name="Text_20_no-Emphasis"><text:span text:style-name="T124"> </text:span></text:span><text:span text:style-name="Text_20_emphasis"><text:span text:style-name="T131">training</text:span></text:span></text:p>
              </text:list-item>
              <text:list-item>
                <text:p text:style-name="P87"><text:span text:style-name="Text_20_emphasis"><text:span text:style-name="T131">Reading </text:span></text:span><text:span text:style-name="Text_20_no-Emphasis"><text:span text:style-name="T131">and</text:span></text:span><text:span text:style-name="Text_20_no-Emphasis"><text:span text:style-name="T126"> </text:span></text:span><text:span text:style-name="Text_20_emphasis"><text:span text:style-name="T131">learning</text:span></text:span></text:p>
              </text:list-item>
              <text:list-item>
                <text:p text:style-name="P88"><text:span text:style-name="Text_20_emphasis"><text:span text:style-name="T131">Computers </text:span></text:span><text:span text:style-name="Text_20_no-Emphasis"><text:span text:style-name="T131">and</text:span></text:span><text:span text:style-name="Text_20_no-Emphasis"><text:span text:style-name="T126"> </text:span></text:span><text:span text:style-name="Text_20_emphasis"><text:span text:style-name="T131">coding</text:span></text:span></text:p>
              </text:list-item>
            </text:list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" svg:font-family="Calibri" style:font-family-generic="swiss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pace_20_after" style:display-name="Space after" style:family="paragraph" style:parent-style-name="Standard">
      <style:paragraph-properties fo:margin-left="0cm" fo:margin-right="0cm" fo:margin-top="0cm" fo:margin-bottom="0.15cm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Text_20_no-Emphasis" style:display-name="Text no-Emphasis" style:family="text" style:parent-style-name="_30_._20_CV">
      <style:text-properties fo:color="#666666" loext:opacity="100%" style:font-name="Calibri Light" fo:font-family="'Calibri Light'" style:font-family-generic="swiss" style:font-pitch="variable"/>
    </style:style>
    <style:style style:name="Subtitle" style:family="text" style:parent-style-name="_30_._20_CV">
      <style:text-properties fo:color="#999999" loext:opacity="100%" fo:font-style="italic"/>
    </style:style>
    <style:style style:name="Title" style:family="text" style:parent-style-name="_30_._20_CV">
      <style:text-properties fo:font-weight="bold"/>
    </style:style>
    <style:style style:name="Section" style:family="text" style:parent-style-name="_30_._20_CV">
      <style:text-properties fo:font-size="14pt" fo:font-weight="bold"/>
    </style:style>
    <style:style style:name="_30_._20_CV" style:display-name="0. CV" style:family="text">
      <style:text-properties fo:color="#000000" loext:opacity="100%" style:font-name="Calibri Light1" fo:font-family="'Calibri Light'" style:font-style-name="Regular" style:font-family-generic="swiss" style:font-pitch="variable" fo:font-weight="250"/>
    </style:style>
    <style:style style:name="Text_20_emphasis" style:display-name="Text emphasis" style:family="text" style:parent-style-name="_30_._20_CV">
      <style:text-properties style:font-name="Calibri1" fo:font-family="Calibri" style:font-style-name="Regular" style:font-family-generic="swiss" style:font-pitch="variable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6-12T16:44:06.556611865</dc:date>
    <meta:editing-duration>P3DT12H28M1S</meta:editing-duration>
    <meta:editing-cycles>69</meta:editing-cycles>
    <meta:generator>LibreOffice/24.2.3.2$Linux_X86_64 LibreOffice_project/420$Build-2</meta:generator>
    <meta:print-date>2024-06-12T13:52:53.741047492</meta:print-date>
    <meta:printed-by>PDF files</meta:printed-by>
    <meta:document-statistic meta:table-count="5" meta:image-count="0" meta:object-count="0" meta:page-count="2" meta:paragraph-count="104" meta:word-count="573" meta:character-count="3882" meta:non-whitespace-character-count="3418"/>
  </office:meta>
</office:document-meta>
</file>